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Pictures/2000000600003E8100002329E808723B.svm" manifest:media-type="image/x-svm"/>
  <manifest:file-entry manifest:full-path="Object 1/Pictures/10000001000002F5000001AA26CCD5C6.png" manifest:media-type="image/png"/>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Pictures/2000000600003E8100002329E808723B.svm" manifest:media-type="image/x-svm"/>
  <manifest:file-entry manifest:full-path="Object 4/Pictures/10000001000002F5000001AA26CCD5C6.png" manifest:media-type="image/png"/>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Footer">
      <style:paragraph-properties fo:text-align="end" style:justify-single-word="false"/>
    </style:style>
    <style:style style:name="P2" style:family="paragraph" style:parent-style-name="Title">
      <style:paragraph-properties style:writing-mode="lr-tb"/>
      <style:text-properties officeooo:rsid="0018cbc9" officeooo:paragraph-rsid="0018cbc9"/>
    </style:style>
    <style:style style:name="P3" style:family="paragraph" style:parent-style-name="Text_20_body">
      <style:paragraph-properties fo:text-align="center" style:justify-single-word="false" style:writing-mode="lr-tb"/>
      <style:text-properties officeooo:rsid="0018cbc9" officeooo:paragraph-rsid="0018cbc9"/>
    </style:style>
    <style:style style:name="P4" style:family="paragraph" style:parent-style-name="Subtitle">
      <style:paragraph-properties style:writing-mode="lr-tb"/>
      <style:text-properties officeooo:paragraph-rsid="0018cbc9"/>
    </style:style>
    <style:style style:name="P5" style:family="paragraph" style:parent-style-name="Text_20_body">
      <style:paragraph-properties style:writing-mode="lr-tb"/>
      <style:text-properties officeooo:paragraph-rsid="0018cbc9"/>
    </style:style>
    <style:style style:name="P6" style:family="paragraph" style:parent-style-name="Text_20_body">
      <style:paragraph-properties fo:text-align="start" style:justify-single-word="false" style:writing-mode="lr-tb"/>
      <style:text-properties officeooo:paragraph-rsid="0018cbc9"/>
    </style:style>
    <style:style style:name="P7" style:family="paragraph" style:parent-style-name="Text_20_body">
      <style:text-properties officeooo:rsid="001ae276" officeooo:paragraph-rsid="0024dcad"/>
    </style:style>
    <style:style style:name="P8" style:family="paragraph" style:parent-style-name="Text_20_body">
      <style:paragraph-properties style:writing-mode="lr-tb"/>
      <style:text-properties officeooo:rsid="00158195" officeooo:paragraph-rsid="0018cbc9"/>
    </style:style>
    <style:style style:name="P9" style:family="paragraph" style:parent-style-name="Text_20_body">
      <style:text-properties officeooo:rsid="0024dcad" officeooo:paragraph-rsid="0024dcad"/>
    </style:style>
    <style:style style:name="P10" style:family="paragraph" style:parent-style-name="Text_20_body">
      <style:paragraph-properties style:writing-mode="lr-tb"/>
      <style:text-properties officeooo:rsid="0024dcad" officeooo:paragraph-rsid="0024dcad"/>
    </style:style>
    <style:style style:name="P11" style:family="paragraph" style:parent-style-name="Text_20_body">
      <style:paragraph-properties style:writing-mode="lr-tb"/>
      <style:text-properties officeooo:rsid="002742a8" officeooo:paragraph-rsid="002742a8"/>
    </style:style>
    <style:style style:name="P12" style:family="paragraph" style:parent-style-name="Text_20_body">
      <style:text-properties officeooo:rsid="001f48d0" officeooo:paragraph-rsid="002742a8"/>
    </style:style>
    <style:style style:name="P13" style:family="paragraph" style:parent-style-name="Text_20_body">
      <style:paragraph-properties fo:margin-top="0.101cm" fo:margin-bottom="0.146cm" style:contextual-spacing="false"/>
      <style:text-properties officeooo:rsid="00231549" officeooo:paragraph-rsid="002742a8"/>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ext_20_body">
      <style:paragraph-properties style:writing-mode="lr-tb"/>
      <style:text-properties officeooo:rsid="002ca3cc" officeooo:paragraph-rsid="002ca3cc"/>
    </style:style>
    <style:style style:name="P18" style:family="paragraph" style:parent-style-name="Text_20_body">
      <style:paragraph-properties fo:margin-top="0.252cm" fo:margin-bottom="0.111cm" style:contextual-spacing="false"/>
      <style:text-properties officeooo:rsid="002e51f1" officeooo:paragraph-rsid="002e51f1"/>
    </style:style>
    <style:style style:name="P19" style:family="paragraph" style:parent-style-name="Text_20_body">
      <style:text-properties officeooo:rsid="0020da10" officeooo:paragraph-rsid="0027d739"/>
    </style:style>
    <style:style style:name="P20" style:family="paragraph" style:parent-style-name="Title" style:master-page-name="First_20_Page">
      <style:paragraph-properties style:page-number="auto" style:writing-mode="lr-tb"/>
      <style:text-properties officeooo:rsid="00158195" officeooo:paragraph-rsid="0018cbc9"/>
    </style:style>
    <style:style style:name="P21" style:family="paragraph" style:parent-style-name="Footer">
      <style:paragraph-properties fo:text-align="end" style:justify-single-word="false"/>
      <style:text-properties officeooo:paragraph-rsid="0021c629"/>
    </style:style>
    <style:style style:name="P22" style:family="paragraph" style:parent-style-name="Heading_20_1">
      <style:paragraph-properties fo:break-before="page"/>
      <style:text-properties officeooo:rsid="001ae276" officeooo:paragraph-rsid="001ae276"/>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paragraph-rsid="003565f2"/>
    </style:style>
    <style:style style:name="P25" style:family="paragraph" style:parent-style-name="Heading_20_2">
      <style:paragraph-properties fo:margin-top="0.252cm" fo:margin-bottom="0.111cm" style:contextual-spacing="false"/>
      <style:text-properties officeooo:paragraph-rsid="00231549"/>
    </style:style>
    <style:style style:name="P26" style:family="paragraph" style:parent-style-name="Text_20_body">
      <style:paragraph-properties style:writing-mode="lr-tb"/>
      <style:text-properties officeooo:rsid="002ca3cc" officeooo:paragraph-rsid="003565f2"/>
    </style:style>
    <style:style style:name="P27" style:family="paragraph" style:parent-style-name="Text_20_body" style:list-style-name="L2">
      <style:paragraph-properties style:writing-mode="lr-tb"/>
      <style:text-properties officeooo:paragraph-rsid="0035f724"/>
    </style:style>
    <style:style style:name="P28" style:family="paragraph" style:parent-style-name="Text_20_body">
      <style:text-properties officeooo:rsid="0024dcad" officeooo:paragraph-rsid="003565f2"/>
    </style:style>
    <style:style style:name="P29" style:family="paragraph" style:parent-style-name="Text_20_body">
      <style:paragraph-properties style:writing-mode="lr-tb"/>
      <style:text-properties officeooo:paragraph-rsid="003565f2"/>
    </style:style>
    <style:style style:name="P30" style:family="paragraph" style:parent-style-name="Text_20_body" style:list-style-name="L2">
      <style:paragraph-properties style:writing-mode="lr-tb"/>
      <style:text-properties officeooo:rsid="003565f2" officeooo:paragraph-rsid="003565f2"/>
    </style:style>
    <style:style style:name="P31" style:family="paragraph" style:parent-style-name="Text_20_body" style:list-style-name="L2">
      <style:paragraph-properties style:writing-mode="lr-tb"/>
      <style:text-properties officeooo:rsid="003565f2" officeooo:paragraph-rsid="0035f724"/>
    </style:style>
    <style:style style:name="P32" style:family="paragraph" style:parent-style-name="Text_20_body">
      <style:paragraph-properties style:writing-mode="lr-tb"/>
      <style:text-properties officeooo:rsid="002742a8" officeooo:paragraph-rsid="003565f2"/>
    </style:style>
    <style:style style:name="P33" style:family="paragraph" style:parent-style-name="Text_20_body" style:list-style-name="L2">
      <style:paragraph-properties style:writing-mode="lr-tb"/>
      <style:text-properties officeooo:rsid="0035f724" officeooo:paragraph-rsid="0035f724"/>
    </style:style>
    <style:style style:name="P34" style:family="paragraph" style:parent-style-name="Text_20_body">
      <style:text-properties officeooo:rsid="001f48d0" officeooo:paragraph-rsid="0036427a"/>
    </style:style>
    <style:style style:name="P35" style:family="paragraph" style:parent-style-name="Text_20_body">
      <style:paragraph-properties fo:margin-top="0.101cm" fo:margin-bottom="0.146cm" style:contextual-spacing="false"/>
      <style:text-properties officeooo:rsid="001f48d0" officeooo:paragraph-rsid="0036427a"/>
    </style:style>
    <style:style style:name="P36" style:family="paragraph" style:parent-style-name="Text_20_body">
      <style:paragraph-properties fo:margin-top="0.252cm" fo:margin-bottom="0.111cm" style:contextual-spacing="false"/>
      <style:text-properties officeooo:rsid="0036427a" officeooo:paragraph-rsid="0036427a"/>
    </style:style>
    <style:style style:name="P37" style:family="paragraph" style:parent-style-name="Text_20_body">
      <style:text-properties officeooo:rsid="0036427a" officeooo:paragraph-rsid="0036427a"/>
    </style:style>
    <style:style style:name="P38" style:family="paragraph" style:parent-style-name="Text_20_body">
      <style:paragraph-properties fo:break-before="page"/>
      <style:text-properties officeooo:rsid="0036427a" officeooo:paragraph-rsid="0036427a"/>
    </style:style>
    <style:style style:name="P39" style:family="paragraph" style:parent-style-name="Text_20_body">
      <style:text-properties officeooo:rsid="0020da10" officeooo:paragraph-rsid="0027d739"/>
    </style:style>
    <style:style style:name="P40" style:family="paragraph" style:parent-style-name="Text_20_body">
      <style:text-properties officeooo:rsid="0027d739" officeooo:paragraph-rsid="00371fb0"/>
    </style:style>
    <style:style style:name="P41" style:family="paragraph" style:parent-style-name="Text_20_body">
      <style:text-properties officeooo:paragraph-rsid="00371fb0"/>
    </style:style>
    <style:style style:name="P42" style:family="paragraph" style:parent-style-name="Text_20_body">
      <style:text-properties officeooo:rsid="00371fb0" officeooo:paragraph-rsid="00371fb0"/>
    </style:style>
    <style:style style:name="T1" style:family="text">
      <style:text-properties officeooo:rsid="0020da10"/>
    </style:style>
    <style:style style:name="T2" style:family="text">
      <style:text-properties officeooo:rsid="00241e0a"/>
    </style:style>
    <style:style style:name="T3" style:family="text">
      <style:text-properties officeooo:rsid="002742a8"/>
    </style:style>
    <style:style style:name="T4" style:family="text">
      <style:text-properties officeooo:rsid="0027d739"/>
    </style:style>
    <style:style style:name="T5" style:family="text">
      <style:text-properties officeooo:rsid="00297831"/>
    </style:style>
    <style:style style:name="T6" style:family="text">
      <style:text-properties officeooo:rsid="002ca3cc"/>
    </style:style>
    <style:style style:name="T7" style:family="text">
      <style:text-properties officeooo:rsid="002e51f1"/>
    </style:style>
    <style:style style:name="T8" style:family="text">
      <style:text-properties officeooo:rsid="00305b0a"/>
    </style:style>
    <style:style style:name="T9" style:family="text">
      <style:text-properties officeooo:rsid="0033d935"/>
    </style:style>
    <style:style style:name="T10" style:family="text">
      <style:text-properties officeooo:rsid="00345157"/>
    </style:style>
    <style:style style:name="T11" style:family="text">
      <style:text-properties officeooo:rsid="003565f2"/>
    </style:style>
    <style:style style:name="T12" style:family="text">
      <style:text-properties officeooo:rsid="0035f724"/>
    </style:style>
    <style:style style:name="T13" style:family="text">
      <style:text-properties officeooo:rsid="0036427a"/>
    </style:style>
    <style:style style:name="T14" style:family="text">
      <style:text-properties officeooo:rsid="00371fb0"/>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8"/>
      <text:p text:style-name="P2">Zaawansowane algorytmy i struktury danych</text:p>
      <text:p text:style-name="P6"/>
      <text:p text:style-name="P3">Laboratorium <text:span text:style-name="T10">4</text:span></text:p>
      <text:p text:style-name="P4">Artur Jaworski</text:p>
      <text:p text:style-name="P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6">Spis treści</text:p>
          </text:index-title>
          <text:p text:style-name="P14"><text:a xlink:type="simple" xlink:href="#__RefHeading___Toc286_991898718" text:style-name="Index_20_Link" text:visited-style-name="Index_20_Link">Wstęp<text:tab/>3</text:a></text:p>
          <text:p text:style-name="P14"><text:a xlink:type="simple" xlink:href="#__RefHeading___Toc3442_882868142" text:style-name="Index_20_Link" text:visited-style-name="Index_20_Link">Algorytm tablicy dynamicznej<text:tab/>4</text:a></text:p>
          <text:p text:style-name="P14"><text:a xlink:type="simple" xlink:href="#__RefHeading___Toc3444_882868142" text:style-name="Index_20_Link" text:visited-style-name="Index_20_Link">Algorytm ArrayList<text:tab/>5</text:a></text:p>
          <text:p text:style-name="P14"><text:a xlink:type="simple" xlink:href="#__RefHeading___Toc3448_882868142" text:style-name="Index_20_Link" text:visited-style-name="Index_20_Link">Obserwacje wyników<text:tab/>6</text:a></text:p>
          <text:p text:style-name="P15"><text:a xlink:type="simple" xlink:href="#__RefHeading___Toc288_991898718" text:style-name="Index_20_Link" text:visited-style-name="Index_20_Link">Przeprowadzanie badań<text:tab/>6</text:a></text:p>
          <text:p text:style-name="P15"><text:a xlink:type="simple" xlink:href="#__RefHeading___Toc290_991898718" text:style-name="Index_20_Link" text:visited-style-name="Index_20_Link">Wyniki<text:tab/>6</text:a></text:p>
          <text:p text:style-name="P14"><text:a xlink:type="simple" xlink:href="#__RefHeading___Toc3450_882868142" text:style-name="Index_20_Link" text:visited-style-name="Index_20_Link">Wnioski<text:tab/>9</text:a></text:p>
          <text:p text:style-name="P14"><text:a xlink:type="simple" xlink:href="#__RefHeading___Toc3452_882868142" text:style-name="Index_20_Link" text:visited-style-name="Index_20_Link">Podsumowanie<text:tab/>10</text:a></text:p>
        </text:index-body>
      </text:table-of-content>
      <text:p text:style-name="P5"/>
      <text:h text:style-name="P22" text:outline-level="1"><text:bookmark-start text:name="__RefHeading___Toc286_991898718"/>Wstęp<text:bookmark-end text:name="__RefHeading___Toc286_991898718"/></text:h>
      <text:p text:style-name="P28">Celem laboratorium było zaimplementowanie oraz sprawdzenie, <text:span text:style-name="T11">4 różnych rozwiązań problemu znalezienie największej sumy podciągu. Te rozwiązania to: algorytm naiwny, algorytm dynamiczny, metoda dziel i zwyciężaj oraz algorytm zachłanny. <text:line-break/>Rozwiązania będą pisane </text:span><text:span text:style-name="T5">w języku java</text:span>.</text:p>
      <text:p text:style-name="P9"/>
      <text:p text:style-name="P7">W kolejnych punktach omówię jak prezentują się poszczególne implementacje oraz pokażę badania i wnioski.</text:p>
      <text:h text:style-name="P23" text:outline-level="1"><text:bookmark-start text:name="__RefHeading___Toc3442_882868142"/>Algorytm <text:span text:style-name="T11">Naiwny</text:span><text:bookmark-end text:name="__RefHeading___Toc3442_882868142"/></text:h>
      <text:p text:style-name="P10">Algorytm <text:span text:style-name="T11">opiera się o 3 pętle które sprawdzają każdy możliwy podciąg. Metoda ta jest wysoace nie efektywna ponieważ jej złożoność wynosi O(n^3).</text:span></text:p>
      <text:p text:style-name="P17">Pseudokod <text:span text:style-name="T11">algorytmu:</text:span></text:p>
      <text:list xml:id="list4239180726" text:style-name="L2">
        <text:list-item>
          <text:p text:style-name="P30">Zainicjuj maksymalną sumę = Integer.MIN_VALUE</text:p>
        </text:list-item>
        <text:list-item>
          <text:p text:style-name="P30">Dla każdego i = 0 do i &lt; długości ciągu wykonaj:</text:p>
          <text:list>
            <text:list-item>
              <text:p text:style-name="P30">Dla każdego j = i do j &lt; długości ciągu wykonaj:</text:p>
              <text:list>
                <text:list-item>
                  <text:p text:style-name="P30">Dla każdego k=i do k &lt;= j zsumuj k-elementów ciągu <text:s/></text:p>
                </text:list-item>
              </text:list>
            </text:list-item>
            <text:list-item>
              <text:p text:style-name="P30"><text:span text:style-name="T6">Jeśli </text:span>suma jest większa niż maksymalna suma to<text:span text:style-name="T6">:</text:span></text:p>
              <text:list>
                <text:list-item>
                  <text:p text:style-name="P30">nadpisz nową maksymalną sumę</text:p>
                </text:list-item>
              </text:list>
            </text:list-item>
          </text:list>
        </text:list-item>
      </text:list>
      <text:h text:style-name="Heading_20_1" text:outline-level="1" text:is-list-header="true"/>
      <text:h text:style-name="P24" text:outline-level="1"><text:bookmark-start text:name="__RefHeading___Toc3444_882868142"/>Algorytm <text:span text:style-name="T11">programowania dynamicznego</text:span><text:bookmark-end text:name="__RefHeading___Toc3444_882868142"/></text:h>
      <text:p text:style-name="P32"><text:span text:style-name="T7">Jest to implementacja </text:span><text:span text:style-name="T11">oparta na sumie pomocniczej. W tym rozwiązaniu w porównaniu do metody poprzedniej pozbywamy się jednej pętli, co sprawia że złożoność czasowa tego algorytmu wynosi O(n^2).</text:span><text:line-break/></text:p>
      <text:p text:style-name="P26">Pseudokod <text:span text:style-name="T11">algorytmu:</text:span></text:p>
      <text:list xml:id="list153716499225651" text:continue-numbering="true" text:style-name="L2">
        <text:list-item>
          <text:p text:style-name="P30">Zainicjuj maksymalną sumę = Integer.MIN_VALUE</text:p>
        </text:list-item>
        <text:list-item>
          <text:p text:style-name="P30">Dla każdego i = 0 do i &lt; długości ciągu wykonaj:</text:p>
          <text:list>
            <text:list-item>
              <text:p text:style-name="P30">zainicjuj sumę = 0</text:p>
            </text:list-item>
            <text:list-item>
              <text:p text:style-name="P30">Dla każdego j = i do j &lt; długości ciągu wykonaj:</text:p>
              <text:list>
                <text:list-item>
                  <text:p text:style-name="P30">Dodaj do sumy j-ty element ciągu <text:s/></text:p>
                </text:list-item>
              </text:list>
            </text:list-item>
            <text:list-item>
              <text:p text:style-name="P30"><text:span text:style-name="T6">Jeśli </text:span>suma jest większa niż maksymalna suma to<text:span text:style-name="T6">:</text:span></text:p>
              <text:list>
                <text:list-item>
                  <text:p text:style-name="P30">nadpisz nową maksymalną sumę</text:p>
                </text:list-item>
              </text:list>
            </text:list-item>
          </text:list>
        </text:list-item>
      </text:list>
      <text:h text:style-name="P24" text:outline-level="1"><text:bookmark-start text:name="__RefHeading___Toc3444_882868142 kopia 1"/>Algorytm <text:span text:style-name="T11">dziel i zwyciężaj</text:span><text:bookmark-end text:name="__RefHeading___Toc3444_882868142 kopia 1"/></text:h>
      <text:p text:style-name="P32"><text:span text:style-name="T7">Jest to implementacja </text:span><text:span text:style-name="T11">oparta na metodzie dziel i zwyciężaj, czyli podziale zadania na podzadania, a następnie łącznie podzadań. W tym rozwiązaniu wywołujemy rekurencyjnie algorytm dla lewej oraz prawej połowy ciągu, a następnie dokonujemy sumowania wokół punktu podziału. Na koniec wybieramy która sum jest największa: lewa, prawa czy środkowa.<text:line-break/>Złożoność czasowa tego algorytmu wynosi O(n*log(n)).</text:span><text:line-break/></text:p>
      <text:p text:style-name="P26">Pseudokod <text:span text:style-name="T11">algorytmu: //todo</text:span></text:p>
      <text:list xml:id="list153717023961914" text:continue-numbering="true" text:style-name="L2">
        <text:list-item text:start-value="0">
          <text:p text:style-name="P27"><text:span text:style-name="T12">Wywołaj metodę pomocniczą z argumentami: ciąg początkowy, lewy index = 0, prawy index = długość ciągu – 1.</text:span></text:p>
        </text:list-item>
        <text:list-item>
          <text:p text:style-name="P33">jeśli index lewy jest równy idexowi prawemu zwróć wartość lewego indexu ciągu.</text:p>
        </text:list-item>
        <text:list-item>
          <text:p text:style-name="P33">Wyznacz punkt przecięcia będący środkiem sumy indexu lewego i prawego.</text:p>
        </text:list-item>
        <text:list-item>
          <text:p text:style-name="P33">Wyznacz sumę lewego podciągu wykonując rekurencyjnie metodę pomocniczą z argumentami: ciąg początkowy, lewy index, punkt przecięcia.</text:p>
        </text:list-item>
        <text:list-item>
          <text:p text:style-name="P33">Wyznacz sumę prawego podciągu wykonując rekurencyjnie metodę pomocniczą z argumentami: ciąg początkowy, punkt przecięcia, prawy index.</text:p>
          <text:p text:style-name="P31"><text:span text:style-name="T12">Wyznacz sumę wokół przecięcia wykonując:</text:span></text:p>
          <text:list>
            <text:list-item>
              <text:p text:style-name="P33">zainicjuj sumę pomocniczą, maksymalną sumę lewej strony, oraz maksymalny lewy index.</text:p>
            </text:list-item>
            <text:list-item>
              <text:p text:style-name="P31">Dla każdego i = <text:span text:style-name="T12">punktowi przecięcia</text:span> do i &gt;<text:span text:style-name="T12">=</text:span> <text:span text:style-name="T12">lewemu indexowi</text:span>:</text:p>
              <text:list>
                <text:list-item>
                  <text:p text:style-name="P31"><text:span text:style-name="T12">Do </text:span>sum <text:span text:style-name="T12">pomocniczej dodaj i-ty element ciągu</text:span></text:p>
                </text:list-item>
                <text:list-item>
                  <text:p text:style-name="P31"><text:span text:style-name="T6">Jeśli </text:span>suma jest większa niż maksymalna suma <text:span text:style-name="T12">lewej strony </text:span>to<text:span text:style-name="T6">:</text:span></text:p>
                  <text:list>
                    <text:list-item>
                      <text:p text:style-name="P30">nadpisz nową maksymalną sumę <text:span text:style-name="T12">lewej strony</text:span></text:p>
                    </text:list-item>
                    <text:list-item>
                      <text:p text:style-name="P33">nadpisz maksymalny lewy index jako i</text:p>
                    </text:list-item>
                  </text:list>
                </text:list-item>
              </text:list>
            </text:list-item>
            <text:list-item>
              <text:p text:style-name="P33">wyzeruj sumę pomocniczą</text:p>
            </text:list-item>
            <text:list-item>
              <text:p text:style-name="P33">zainicjuj maksymalną sumę prawej strony, oraz maksymalny prawy index.</text:p>
            </text:list-item>
            <text:list-item>
              <text:p text:style-name="P31">Dla każdego i = <text:span text:style-name="T12">punktowi przecięcia</text:span> <text:span text:style-name="T12">+1 </text:span>do i &lt;<text:span text:style-name="T12">=</text:span> <text:span text:style-name="T12">prawemu indexowi</text:span>:</text:p>
              <text:list>
                <text:list-item>
                  <text:p text:style-name="P31"><text:span text:style-name="T12">Do </text:span>sum <text:span text:style-name="T12">pomocniczej dodaj i-ty element ciągu</text:span></text:p>
                </text:list-item>
                <text:list-item>
                  <text:p text:style-name="P31"><text:span text:style-name="T6">Jeśli </text:span>suma jest większa niż maksymalna suma <text:span text:style-name="T12">prawej strony </text:span>to<text:span text:style-name="T6">:</text:span></text:p>
                  <text:list>
                    <text:list-item>
                      <text:p text:style-name="P31">nadpisz nową maksymalną sumę <text:span text:style-name="T12">prawej strony</text:span></text:p>
                    </text:list-item>
                    <text:list-item>
                      <text:p text:style-name="P33">nadpisz maksymalny prawy index jako i</text:p>
                    </text:list-item>
                  </text:list>
                </text:list-item>
              </text:list>
            </text:list-item>
            <text:list-item>
              <text:p text:style-name="P33">zwróć sumę wokół przecięcia jako sumę maksymalnej lewej oraz prawej strony ciagu.</text:p>
            </text:list-item>
          </text:list>
        </text:list-item>
        <text:list-item>
          <text:p text:style-name="P33">Jeżeli największą sumą jest suma lewej strony podciągu to zwróć tę sumę.</text:p>
        </text:list-item>
        <text:list-item>
          <text:p text:style-name="P33"><text:soft-page-break/>Jeżeli największą sumą jest suma prawej strony podciągu to zwróć tę sumę.</text:p>
        </text:list-item>
        <text:list-item>
          <text:p text:style-name="P33">W przeciwnym wypadku zwróć sumę wokół punktu przecięcia.</text:p>
        </text:list-item>
      </text:list>
      <text:h text:style-name="P24" text:outline-level="1"><text:bookmark-start text:name="__RefHeading___Toc3444_882868142 kopia 2"/>Algorytm <text:span text:style-name="T11">zachłanny</text:span><text:bookmark-end text:name="__RefHeading___Toc3444_882868142 kopia 2"/></text:h>
      <text:p text:style-name="P29"><text:span text:style-name="T7">Jest to implementacja </text:span><text:span text:style-name="T11">oparta na sumie prefiksowej. W tym rozwiązaniu wykorzystwana jest tylko jedna pętla, która sumując kolejne elementy i oprócz szukania maksymalnej sumy, sprawdza też czy obecna suma jest nadal dodania. Jeśli nie jest zeruje sumę i zaczyna zliczanie od nowa. Punkt ten jest nowym punktem początku podciągu. Złożoność czasowa tego algorytmu wynosi O(n).</text:span><text:span text:style-name="T3"><text:line-break/></text:span></text:p>
      <text:p text:style-name="P26">Pseudokod <text:span text:style-name="T11">algorytmu:</text:span></text:p>
      <text:list text:continue-numbering="true" text:style-name="L2">
        <text:list-item>
          <text:p text:style-name="P30">Zainicjuj maksymalną sumę = Integer.MIN_VALUE, aktualną sumę = 0 oraz początkowy index podciągu = 0</text:p>
        </text:list-item>
        <text:list-item>
          <text:p text:style-name="P30">Dla każdego i = 0 do i &lt; długości ciągu wykonaj:</text:p>
          <text:list>
            <text:list-item>
              <text:p text:style-name="P30">Jeżeli i-ty element ciągu jest większy od obecnej sumy + i-ty element ciągu to:</text:p>
              <text:list>
                <text:list-item>
                  <text:p text:style-name="P30">nadpisz aktualną sumę jako i-ty element ciągu</text:p>
                </text:list-item>
                <text:list-item>
                  <text:p text:style-name="P30">nadpisz początkowy index jako i</text:p>
                </text:list-item>
              </text:list>
            </text:list-item>
            <text:list-item>
              <text:p text:style-name="P30">Wy przeciwnym wypadku wykonaj:</text:p>
              <text:list>
                <text:list-item>
                  <text:p text:style-name="P30">dodaj do aktualnej sumy i-ty element ciągu</text:p>
                </text:list-item>
              </text:list>
            </text:list-item>
            <text:list-item>
              <text:p text:style-name="P30"><text:span text:style-name="T6">Jeśli </text:span>suma jest większa niż maksymalna suma to<text:span text:style-name="T6">:</text:span></text:p>
              <text:list>
                <text:list-item>
                  <text:p text:style-name="P30">nadpisz nową maksymalną sumę</text:p>
                </text:list-item>
              </text:list>
            </text:list-item>
          </text:list>
        </text:list-item>
      </text:list>
      <text:p text:style-name="P11"/>
      <text:h text:style-name="P23" text:outline-level="1"><text:bookmark-start text:name="__RefHeading___Toc3448_882868142"/>Obserwacje wyników<text:bookmark-end text:name="__RefHeading___Toc3448_882868142"/></text:h>
      <text:h text:style-name="Heading_20_2" text:outline-level="2"><text:bookmark-start text:name="__RefHeading___Toc288_991898718"/>Przeprowadzanie <text:span text:style-name="T2">badań</text:span><text:bookmark-end text:name="__RefHeading___Toc288_991898718"/></text:h>
      <text:p text:style-name="P12">Badaniu czasu będzie przeprowadzane w środowisku IntelliJ IDEA, przy użyciu metody System.nanoTime(). Warto zwrócić uwagę, że według specyfikacji czas jest liczony w nanosekundach, ale nie z dokładnością do nanosekundy, <text:span text:style-name="T1">stąd </text:span>wyniki <text:span text:style-name="T1">podawane </text:span>będą w <text:span text:style-name="T5">mili</text:span>sekundach.</text:p>
      <text:p text:style-name="P34">Każda z implementacji będzie wywoływana <text:span text:style-name="T3">5 </text:span>razy<text:span text:style-name="T13"> </text:span>i wyciągana średnia arytmetyczna z wywołań, <text:span text:style-name="T13">dla danej ilości elementów ciągu</text:span>.<text:span text:style-name="T3">Wyniki wywołań są zbierane do pliku dane.csv.</text:span></text:p>
      <text:p text:style-name="P35"><text:s/><text:span text:style-name="T13">Ilość elementów będzie rosła od 10 oraz będzie rosła o 50%</text:span> w każdej iteracji. <text:span text:style-name="T3">Algorytm zakończy się dla </text:span><text:span text:style-name="T13">ilości elementów</text:span><text:span text:style-name="T3"> &lt; </text:span><text:span text:style-name="T13">50 milionów</text:span></text:p>
      <text:p text:style-name="P13">Szczegółowe dane wartości czasu dla wszystkich algorytmów znajdują się w pliku Dane.xlsx.</text:p>
      <text:h text:style-name="P25" text:outline-level="2"><text:bookmark-start text:name="__RefHeading___Toc290_991898718"/>Wyniki<text:bookmark-end text:name="__RefHeading___Toc290_991898718"/></text:h>
      <text:p text:style-name="P18">Wyniki prezentują się następująco:</text:p>
      <text:p text:style-name="P36">Jak można było przypuszczać, algorytm naiwny przez swoją złożoność poradził sobie najgorzej i czasy powyżej 2 sekund osiągał już dla 2700 elementów. <text:line-break/>Lepiej poradził sobie algorytm programowania dynamicznego gdzie czas 2 sekund przebił dla 50 tysięcy elementów.<text:line-break/>Zdecydowanie lepszym algorytmem jest metoda dziel i zwyciężaj gdzie granica 2 sekund został przekroczona po 40 milionach elemtów.<text:line-break/>Natomiast najlepszy spośród nich algorytm zachłanny dla badanych 46 mln elementów osiągnął czas zaledwie 85 milisekund!</text:p>
      <text:p text:style-name="P19"><draw:frame draw:style-name="fr1" draw:name="Obiekt1" text:anchor-type="char" svg:width="15.998cm" svg:height="8.999cm" draw:z-index="0"><draw:object xlink:href="./Object 1" xlink:type="simple" xlink:show="embed" xlink:actuate="onLoad"/><draw:image xlink:href="./ObjectReplacements/Object 1" xlink:type="simple" xlink:show="embed" xlink:actuate="onLoad"/></draw:frame><text:soft-page-break/><text:line-break/></text:p>
      <text:p text:style-name="P19"><draw:frame draw:style-name="fr2" draw:name="Obiekt2" text:anchor-type="char" svg:x="0.501cm" svg:y="0cm" svg:width="16cm" svg:height="8.999cm" draw:z-index="1"><draw:object xlink:href="./Object 2" xlink:type="simple" xlink:show="embed" xlink:actuate="onLoad"/><draw:image xlink:href="./ObjectReplacements/Object 2" xlink:type="simple" xlink:show="embed" xlink:actuate="onLoad"/></draw:frame><text:line-break/><text:line-break/></text:p>
      <text:p text:style-name="P19"><draw:frame draw:style-name="fr1" draw:name="Obiekt3" text:anchor-type="char" svg:width="16cm" svg:height="8.999cm" draw:z-index="2"><draw:object xlink:href="./Object 3" xlink:type="simple" xlink:show="embed" xlink:actuate="onLoad"/><draw:image xlink:href="./ObjectReplacements/Object 3" xlink:type="simple" xlink:show="embed" xlink:actuate="onLoad"/></draw:frame><text:soft-page-break/><text:line-break/></text:p>
      <text:p text:style-name="P19"><draw:frame draw:style-name="fr2" draw:name="Obiekt4" text:anchor-type="char" svg:x="0.501cm" svg:y="0.473cm" svg:width="16cm" svg:height="8.999cm" draw:z-index="3"><draw:object xlink:href="./Object 4" xlink:type="simple" xlink:show="embed" xlink:actuate="onLoad"/><draw:image xlink:href="./ObjectReplacements/Object 4" xlink:type="simple" xlink:show="embed" xlink:actuate="onLoad"/></draw:frame></text:p>
      <text:p text:style-name="P19"><text:line-break/><text:line-break/></text:p>
      <text:p text:style-name="P38">Zestawienie tych 4 algorytmów dla na skali logarytmicznej bardzo dobrze ukazuje jak dobry jest algorytm zachłanny w porównanu do reszty algorytmów. Widzimy, że metoda zachłanna działa niezwykle szybko, gdzie do 10 milinów elementów, można powiedzieć, że algorytm wykonuje się w czasie stałym.</text:p>
      <text:p text:style-name="P37"/>
      <text:p text:style-name="P37">//todo kolejność legendy i podpisy osi i tytuł</text:p>
      <text:p text:style-name="P19"><draw:frame draw:style-name="fr1" draw:name="Obiekt5" text:anchor-type="char" svg:width="16cm" svg:height="8.999cm" draw:z-index="4"><draw:object xlink:href="./Object 5" xlink:type="simple" xlink:show="embed" xlink:actuate="onLoad"/><draw:image xlink:href="./ObjectReplacements/Object 5" xlink:type="simple" xlink:show="embed" xlink:actuate="onLoad"/></draw:frame><text:line-break/></text:p>
      <text:h text:style-name="P23" text:outline-level="1"><text:bookmark-start text:name="__RefHeading___Toc3450_882868142"/>Wnioski<text:bookmark-end text:name="__RefHeading___Toc3450_882868142"/></text:h>
      <text:p text:style-name="P40">Z przedstawionych badań wynika, że <text:span text:style-name="T8">algorytm </text:span><text:span text:style-name="T14">zachłanny </text:span>działa <text:span text:style-name="T14">naj</text:span><text:span text:style-name="T8">szybciej </text:span><text:span text:style-name="T14">spośród przedstawionych algorytmów rozwiązania problemu maksymalnej sumy podciągu. </text:span></text:p>
      <text:p text:style-name="P42">Drugi z algorytmów wykorzystujący metodę dziel i zwyciężaj działa szybko do ok. miliona elementów. Powyżej tego progu staje się nie opłacalny czasowo.</text:p>
      <text:p text:style-name="P42">Trzeci z algorytmów programowania dynamicznego nie jest dobry sposobem rozwiązania problemu poszukiwania największej sumy podciągu, ponieważ jego złożoność czasowa jest zależna od kwadratu liczby elementów. Stąd nadaje się tylko do bardzo małych ciągów tj. do 10 tysięcy elementów.</text:p>
      <text:p text:style-name="P42">Ostatnim algorytmem jest metoda naiwana, która liczy wszystkie możliwe sumy podciągów. Metoda ta jest skrajnie nie optymalna, stąd jedynym plusem tego algorytmu jest to, że zwraca dobre wyniki<text:span text:style-name="T8">.</text:span></text:p>
      <text:h text:style-name="P23" text:outline-level="1"><text:bookmark-start text:name="__RefHeading___Toc3452_882868142"/>Podsumowanie<text:bookmark-end text:name="__RefHeading___Toc3452_882868142"/></text:h>
      <text:p text:style-name="P41">Przedstawiony problem <text:span text:style-name="T14">maksymalnego podciągu można rozwiązać na kilka sposobów. Przedstawione przez mnie rozwiązania różnią się znacząco pod względem wydajności. Najlepszym rozwiązaniem jest użycie metody zachłannej, która to może pochwalić się liniową złożonością czasową. Algorytm ten jest znacząco szybszy od pozostałych tj. dla 50 mln elementów w ciągu, zwraca poprawny wynik w czasie poniżej 100 ms.</text:span></text:p>
      <text:p text:style-name="P42">Kolejnym dobrym algorytmem jest metoda dziel i zwyciężaj, gdzie złożoność czasowa wynosi O(n*log(n)). Sprawia to że radzi on sobie dobrze z ciągami do miliona elementów. </text:p>
      <text:p text:style-name="P42">Pozostałe dwa algorytmy, czyli metoda naiwna oraz programowania dynamicznego nie są algorytmami, które powinny być stosowane do rozwiązywania tego problemu. Wyjątkiem mogą być tylko krótkie ciągi – do kilku tysięcy elementó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0" fo:font-family="0" style:font-family-generic="roman" style:font-pitch="variable"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21c629"/>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omyślny styl strony3"/><text:page-number text:select-page="current">15</text:page-number><text:bookmark-end text:name="PageNumWizard_FOOTER_Domyślny styl strony3"/></text:p>
      </style:footer>
      <style:footer-left>
        <text:p text:style-name="MP2"><text:bookmark-start text:name="PageNumWizard_FOOTER_Domyślny styl strony2"/><text:page-number text:select-page="current">14</text:page-number><text:s/>/ <text:page-count>14</text:page-count><text:bookmark-end text:name="PageNumWizard_FOOTER_Domyślny styl strony2"/></text:p>
      </style:footer-lef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3T14:14:00</meta:creation-date>
    <meta:generator>LibreOffice/7.6.4.1$Windows_X86_64 LibreOffice_project/e19e193f88cd6c0525a17fb7a176ed8e6a3e2aa1</meta:generator>
    <dc:date>2025-05-24T15:36:09.063000000</dc:date>
    <meta:editing-duration>P2DT9H23M17S</meta:editing-duration>
    <meta:editing-cycles>31</meta:editing-cycles>
    <dc:title>Efektywność algorytmów</dc:title>
    <meta:initial-creator>prz</meta:initial-creator>
    <meta:document-statistic meta:table-count="0" meta:image-count="0" meta:object-count="5" meta:page-count="14" meta:paragraph-count="99" meta:word-count="1146" meta:character-count="7659" meta:non-whitespace-character-count="663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office:automatic-styles>
  <office:body>
    <office:chart>
      <chart:chart svg:width="15.998cm" svg:height="8.999cm" xlink:href="." xlink:type="simple" chart:class="chart:scatter" chart:style-name="ch1">
        <chart:title svg:x="4.624cm" svg:y="0.315cm" chart:style-name="ch2">
          <text:p>Wykres czasu algorytmu naiwny</text:p>
        </chart:title>
        <chart:subtitle svg:x="0cm" svg:y="0cm" chart:style-name="ch3">
          <text:p/>
        </chart:subtitle>
        <chart:plot-area chart:style-name="ch4" chart:data-source-has-labels="both" svg:x="1.32cm" svg:y="1.299cm" svg:width="14.359cm" svg:height="6.55cm">
          <chart:coordinate-region svg:x="2.333cm" svg:y="1.501cm" svg:width="12.963cm" svg:height="5.695cm"/>
          <chart:axis chart:dimension="x" chart:name="primary-x" chart:style-name="ch5" chartooo:axis-type="auto">
            <chart:title svg:x="7.246cm" svg:y="8.028cm" chart:style-name="ch6">
              <text:p>Iiczba elementów</text:p>
            </chart:title>
            <chart:categories table:cell-range-address="local-table.$A$2:.$A$17"/>
          </chart:axis>
          <chart:axis chart:dimension="y" chart:name="primary-y" chart:style-name="ch7">
            <chart:title svg:x="0.451cm" svg:y="5.34cm" chart:style-name="ch8">
              <text:p>Czas [ms]</text:p>
            </chart:title>
            <chart:grid chart:style-name="ch9" chart:class="major"/>
          </chart:axis>
          <chart:series chart:style-name="ch10" chart:values-cell-range-address="local-table.$C$2:.$C$17" chart:label-cell-address="local-table.$C$1" chart:class="chart:scatter">
            <chart:domain table:cell-range-address="local-table.$B$2:.$B$17"/>
            <chart:data-point chart:repeated="16"/>
          </chart:series>
          <chart:wall chart:style-name="ch11"/>
          <chart:floor chart:style-name="ch12"/>
        </chart:plot-area>
        <draw:frame draw:style-name="gr1" draw:text-style-name="P1" svg:width="0.998cm" svg:height="0.999cm" svg:x="0cm" svg:y="0cm">
          <draw:image xlink:href="Pictures/2000000600003E8100002329E808723B.svm" xlink:type="simple" xlink:show="embed" xlink:actuate="onLoad" draw:mime-type="image/x-svm">
            <text:p/>
          </draw:image>
          <draw:image xlink:href="Pictures/10000001000002F5000001AA26CCD5C6.png" xlink:type="simple" xlink:show="embed" xlink:actuate="onLoad" draw:mime-type="image/png"/>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czas</text:p>
              </table:table-cell>
            </table:table-row>
          </table:table-header-rows>
          <table:table-rows>
            <table:table-row>
              <table:table-cell office:value-type="float" office:value="73">
                <text:p>73</text:p>
              </table:table-cell>
              <table:table-cell office:value-type="float" office:value="15">
                <text:p>15</text:p>
              </table:table-cell>
              <table:table-cell office:value-type="float" office:value="0.04522">
                <text:p>0.04522</text:p>
              </table:table-cell>
            </table:table-row>
            <table:table-row>
              <table:table-cell office:value-type="float" office:value="109">
                <text:p>109</text:p>
              </table:table-cell>
              <table:table-cell office:value-type="float" office:value="22">
                <text:p>22</text:p>
              </table:table-cell>
              <table:table-cell office:value-type="float" office:value="0.12472">
                <text:p>0.12472</text:p>
              </table:table-cell>
            </table:table-row>
            <table:table-row>
              <table:table-cell office:value-type="float" office:value="49">
                <text:p>49</text:p>
              </table:table-cell>
              <table:table-cell office:value-type="float" office:value="10">
                <text:p>10</text:p>
              </table:table-cell>
              <table:table-cell office:value-type="float" office:value="0.15172">
                <text:p>0.15172</text:p>
              </table:table-cell>
            </table:table-row>
            <table:table-row>
              <table:table-cell office:value-type="float" office:value="10">
                <text:p>10</text:p>
              </table:table-cell>
              <table:table-cell office:value-type="float" office:value="49">
                <text:p>49</text:p>
              </table:table-cell>
              <table:table-cell office:value-type="float" office:value="0.33094">
                <text:p>0.33094</text:p>
              </table:table-cell>
            </table:table-row>
            <table:table-row>
              <table:table-cell office:value-type="float" office:value="366">
                <text:p>366</text:p>
              </table:table-cell>
              <table:table-cell office:value-type="float" office:value="33">
                <text:p>33</text:p>
              </table:table-cell>
              <table:table-cell office:value-type="float" office:value="0.38314">
                <text:p>0.38314</text:p>
              </table:table-cell>
            </table:table-row>
            <table:table-row>
              <table:table-cell office:value-type="float" office:value="163">
                <text:p>163</text:p>
              </table:table-cell>
              <table:table-cell office:value-type="float" office:value="73">
                <text:p>73</text:p>
              </table:table-cell>
              <table:table-cell office:value-type="float" office:value="0.42786">
                <text:p>0.42786</text:p>
              </table:table-cell>
            </table:table-row>
            <table:table-row>
              <table:table-cell office:value-type="float" office:value="15">
                <text:p>15</text:p>
              </table:table-cell>
              <table:table-cell office:value-type="float" office:value="163">
                <text:p>163</text:p>
              </table:table-cell>
              <table:table-cell office:value-type="float" office:value="0.43384">
                <text:p>0.43384</text:p>
              </table:table-cell>
            </table:table-row>
            <table:table-row>
              <table:table-cell office:value-type="float" office:value="22">
                <text:p>22</text:p>
              </table:table-cell>
              <table:table-cell office:value-type="float" office:value="109">
                <text:p>109</text:p>
              </table:table-cell>
              <table:table-cell office:value-type="float" office:value="0.51964">
                <text:p>0.51964</text:p>
              </table:table-cell>
            </table:table-row>
            <table:table-row>
              <table:table-cell office:value-type="float" office:value="549">
                <text:p>549</text:p>
              </table:table-cell>
              <table:table-cell office:value-type="float" office:value="244">
                <text:p>244</text:p>
              </table:table-cell>
              <table:table-cell office:value-type="float" office:value="1.44846">
                <text:p>1.44846</text:p>
              </table:table-cell>
            </table:table-row>
            <table:table-row>
              <table:table-cell office:value-type="float" office:value="244">
                <text:p>244</text:p>
              </table:table-cell>
              <table:table-cell office:value-type="float" office:value="366">
                <text:p>366</text:p>
              </table:table-cell>
              <table:table-cell office:value-type="float" office:value="4.75932">
                <text:p>4.75932</text:p>
              </table:table-cell>
            </table:table-row>
            <table:table-row>
              <table:table-cell office:value-type="float" office:value="33">
                <text:p>33</text:p>
              </table:table-cell>
              <table:table-cell office:value-type="float" office:value="549">
                <text:p>549</text:p>
              </table:table-cell>
              <table:table-cell office:value-type="float" office:value="16.5603">
                <text:p>16.5603</text:p>
              </table:table-cell>
            </table:table-row>
            <table:table-row>
              <table:table-cell office:value-type="float" office:value="823">
                <text:p>823</text:p>
              </table:table-cell>
              <table:table-cell office:value-type="float" office:value="823">
                <text:p>823</text:p>
              </table:table-cell>
              <table:table-cell office:value-type="float" office:value="53.007">
                <text:p>53.007</text:p>
              </table:table-cell>
            </table:table-row>
            <table:table-row>
              <table:table-cell office:value-type="float" office:value="1234">
                <text:p>1234</text:p>
              </table:table-cell>
              <table:table-cell office:value-type="float" office:value="1234">
                <text:p>1234</text:p>
              </table:table-cell>
              <table:table-cell office:value-type="float" office:value="172.6387">
                <text:p>172.6387</text:p>
              </table:table-cell>
            </table:table-row>
            <table:table-row>
              <table:table-cell office:value-type="float" office:value="1851">
                <text:p>1851</text:p>
              </table:table-cell>
              <table:table-cell office:value-type="float" office:value="1851">
                <text:p>1851</text:p>
              </table:table-cell>
              <table:table-cell office:value-type="float" office:value="582.13128">
                <text:p>582.13128</text:p>
              </table:table-cell>
            </table:table-row>
            <table:table-row>
              <table:table-cell office:value-type="float" office:value="2776">
                <text:p>2776</text:p>
              </table:table-cell>
              <table:table-cell office:value-type="float" office:value="2776">
                <text:p>2776</text:p>
              </table:table-cell>
              <table:table-cell office:value-type="float" office:value="2016.58244">
                <text:p>2016.58244</text:p>
              </table:table-cell>
            </table:table-row>
            <table:table-row>
              <table:table-cell office:value-type="float" office:value="4164">
                <text:p>4164</text:p>
              </table:table-cell>
              <table:table-cell office:value-type="float" office:value="4164">
                <text:p>4164</text:p>
              </table:table-cell>
              <table:table-cell office:value-type="float" office:value="6828.58762">
                <text:p>6828.58762</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3.862cm" svg:y="0.315cm" chart:style-name="ch2">
          <text:p>Wykres czasu algorytmu dynamicznego</text:p>
        </chart:title>
        <chart:subtitle svg:x="0cm" svg:y="0cm" chart:style-name="ch3">
          <text:p/>
        </chart:subtitle>
        <chart:plot-area chart:style-name="ch4" chart:data-source-has-labels="both" svg:x="1.32cm" svg:y="1.299cm" svg:width="14.36cm" svg:height="6.55cm">
          <chart:coordinate-region svg:x="2.332cm" svg:y="1.501cm" svg:width="12.869cm" svg:height="5.695cm"/>
          <chart:axis chart:dimension="x" chart:name="primary-x" chart:style-name="ch5" chartooo:axis-type="auto">
            <chart:title svg:x="7.247cm" svg:y="8.028cm" chart:style-name="ch6">
              <text:p>Iiczba elementów</text:p>
            </chart:title>
            <chart:categories table:cell-range-address="local-table.$A$2:.$A$22"/>
          </chart:axis>
          <chart:axis chart:dimension="y" chart:name="primary-y" chart:style-name="ch7">
            <chart:title svg:x="0.451cm" svg:y="5.34cm" chart:style-name="ch8">
              <text:p>Czas [ms]</text:p>
            </chart:title>
            <chart:grid chart:style-name="ch9" chart:class="major"/>
          </chart:axis>
          <chart:series chart:style-name="ch10" chart:values-cell-range-address="local-table.$C$2:.$C$22" chart:label-cell-address="local-table.$C$1" chart:class="chart:scatter">
            <chart:domain table:cell-range-address="local-table.$B$2:.$B$22"/>
            <chart:data-point chart:repeated="2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10</text:p>
              </table:table-cell>
            </table:table-row>
          </table:table-header-rows>
          <table:table-rows>
            <table:table-row>
              <table:table-cell office:value-type="float" office:value="15">
                <text:p>15</text:p>
              </table:table-cell>
              <table:table-cell office:value-type="float" office:value="15">
                <text:p>15</text:p>
              </table:table-cell>
              <table:table-cell office:value-type="float" office:value="0.0165">
                <text:p>0.0165</text:p>
              </table:table-cell>
            </table:table-row>
            <table:table-row>
              <table:table-cell office:value-type="float" office:value="22">
                <text:p>22</text:p>
              </table:table-cell>
              <table:table-cell office:value-type="float" office:value="22">
                <text:p>22</text:p>
              </table:table-cell>
              <table:table-cell office:value-type="float" office:value="0.0227">
                <text:p>0.0227</text:p>
              </table:table-cell>
            </table:table-row>
            <table:table-row>
              <table:table-cell office:value-type="float" office:value="33">
                <text:p>33</text:p>
              </table:table-cell>
              <table:table-cell office:value-type="float" office:value="33">
                <text:p>33</text:p>
              </table:table-cell>
              <table:table-cell office:value-type="float" office:value="0.05724">
                <text:p>0.05724</text:p>
              </table:table-cell>
            </table:table-row>
            <table:table-row>
              <table:table-cell office:value-type="float" office:value="366">
                <text:p>366</text:p>
              </table:table-cell>
              <table:table-cell office:value-type="float" office:value="366">
                <text:p>366</text:p>
              </table:table-cell>
              <table:table-cell office:value-type="float" office:value="0.09224">
                <text:p>0.09224</text:p>
              </table:table-cell>
            </table:table-row>
            <table:table-row>
              <table:table-cell office:value-type="float" office:value="49">
                <text:p>49</text:p>
              </table:table-cell>
              <table:table-cell office:value-type="float" office:value="49">
                <text:p>49</text:p>
              </table:table-cell>
              <table:table-cell office:value-type="float" office:value="0.12664">
                <text:p>0.12664</text:p>
              </table:table-cell>
            </table:table-row>
            <table:table-row>
              <table:table-cell office:value-type="float" office:value="244">
                <text:p>244</text:p>
              </table:table-cell>
              <table:table-cell office:value-type="float" office:value="244">
                <text:p>244</text:p>
              </table:table-cell>
              <table:table-cell office:value-type="float" office:value="0.20574">
                <text:p>0.20574</text:p>
              </table:table-cell>
            </table:table-row>
            <table:table-row>
              <table:table-cell office:value-type="float" office:value="73">
                <text:p>73</text:p>
              </table:table-cell>
              <table:table-cell office:value-type="float" office:value="73">
                <text:p>73</text:p>
              </table:table-cell>
              <table:table-cell office:value-type="float" office:value="0.25532">
                <text:p>0.25532</text:p>
              </table:table-cell>
            </table:table-row>
            <table:table-row>
              <table:table-cell office:value-type="float" office:value="549">
                <text:p>549</text:p>
              </table:table-cell>
              <table:table-cell office:value-type="float" office:value="549">
                <text:p>549</text:p>
              </table:table-cell>
              <table:table-cell office:value-type="float" office:value="0.26988">
                <text:p>0.26988</text:p>
              </table:table-cell>
            </table:table-row>
            <table:table-row>
              <table:table-cell office:value-type="float" office:value="163">
                <text:p>163</text:p>
              </table:table-cell>
              <table:table-cell office:value-type="float" office:value="163">
                <text:p>163</text:p>
              </table:table-cell>
              <table:table-cell office:value-type="float" office:value="0.29538">
                <text:p>0.29538</text:p>
              </table:table-cell>
            </table:table-row>
            <table:table-row>
              <table:table-cell office:value-type="float" office:value="823">
                <text:p>823</text:p>
              </table:table-cell>
              <table:table-cell office:value-type="float" office:value="823">
                <text:p>823</text:p>
              </table:table-cell>
              <table:table-cell office:value-type="float" office:value="0.47066">
                <text:p>0.47066</text:p>
              </table:table-cell>
            </table:table-row>
            <table:table-row>
              <table:table-cell office:value-type="float" office:value="109">
                <text:p>109</text:p>
              </table:table-cell>
              <table:table-cell office:value-type="float" office:value="109">
                <text:p>109</text:p>
              </table:table-cell>
              <table:table-cell office:value-type="float" office:value="0.52508">
                <text:p>0.52508</text:p>
              </table:table-cell>
            </table:table-row>
            <table:table-row>
              <table:table-cell office:value-type="float" office:value="1234">
                <text:p>1234</text:p>
              </table:table-cell>
              <table:table-cell office:value-type="float" office:value="1234">
                <text:p>1234</text:p>
              </table:table-cell>
              <table:table-cell office:value-type="float" office:value="1.022">
                <text:p>1.022</text:p>
              </table:table-cell>
            </table:table-row>
            <table:table-row>
              <table:table-cell office:value-type="float" office:value="1851">
                <text:p>1851</text:p>
              </table:table-cell>
              <table:table-cell office:value-type="float" office:value="1851">
                <text:p>1851</text:p>
              </table:table-cell>
              <table:table-cell office:value-type="float" office:value="2.43814">
                <text:p>2.43814</text:p>
              </table:table-cell>
            </table:table-row>
            <table:table-row>
              <table:table-cell office:value-type="float" office:value="2776">
                <text:p>2776</text:p>
              </table:table-cell>
              <table:table-cell office:value-type="float" office:value="2776">
                <text:p>2776</text:p>
              </table:table-cell>
              <table:table-cell office:value-type="float" office:value="5.757">
                <text:p>5.757</text:p>
              </table:table-cell>
            </table:table-row>
            <table:table-row>
              <table:table-cell office:value-type="float" office:value="4164">
                <text:p>4164</text:p>
              </table:table-cell>
              <table:table-cell office:value-type="float" office:value="4164">
                <text:p>4164</text:p>
              </table:table-cell>
              <table:table-cell office:value-type="float" office:value="12.45778">
                <text:p>12.45778</text:p>
              </table:table-cell>
            </table:table-row>
            <table:table-row>
              <table:table-cell office:value-type="float" office:value="6246">
                <text:p>6246</text:p>
              </table:table-cell>
              <table:table-cell office:value-type="float" office:value="6246">
                <text:p>6246</text:p>
              </table:table-cell>
              <table:table-cell office:value-type="float" office:value="27.36052">
                <text:p>27.36052</text:p>
              </table:table-cell>
            </table:table-row>
            <table:table-row>
              <table:table-cell office:value-type="float" office:value="9369">
                <text:p>9369</text:p>
              </table:table-cell>
              <table:table-cell office:value-type="float" office:value="9369">
                <text:p>9369</text:p>
              </table:table-cell>
              <table:table-cell office:value-type="float" office:value="63.22054">
                <text:p>63.22054</text:p>
              </table:table-cell>
            </table:table-row>
            <table:table-row>
              <table:table-cell office:value-type="float" office:value="14053">
                <text:p>14053</text:p>
              </table:table-cell>
              <table:table-cell office:value-type="float" office:value="14053">
                <text:p>14053</text:p>
              </table:table-cell>
              <table:table-cell office:value-type="float" office:value="140.60492">
                <text:p>140.60492</text:p>
              </table:table-cell>
            </table:table-row>
            <table:table-row>
              <table:table-cell office:value-type="float" office:value="21079">
                <text:p>21079</text:p>
              </table:table-cell>
              <table:table-cell office:value-type="float" office:value="21079">
                <text:p>21079</text:p>
              </table:table-cell>
              <table:table-cell office:value-type="float" office:value="302.42236">
                <text:p>302.42236</text:p>
              </table:table-cell>
            </table:table-row>
            <table:table-row>
              <table:table-cell office:value-type="float" office:value="31618">
                <text:p>31618</text:p>
              </table:table-cell>
              <table:table-cell office:value-type="float" office:value="31618">
                <text:p>31618</text:p>
              </table:table-cell>
              <table:table-cell office:value-type="float" office:value="681.80434">
                <text:p>681.80434</text:p>
              </table:table-cell>
            </table:table-row>
            <table:table-row>
              <table:table-cell office:value-type="float" office:value="47427">
                <text:p>47427</text:p>
              </table:table-cell>
              <table:table-cell office:value-type="float" office:value="47427">
                <text:p>47427</text:p>
              </table:table-cell>
              <table:table-cell office:value-type="float" office:value="1548.58266">
                <text:p>1548.58266</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3.566cm" svg:y="0.315cm" chart:style-name="ch2">
          <text:p>Wykres czasu algorytmu dziel i zwyciężaj  </text:p>
        </chart:title>
        <chart:subtitle svg:x="0cm" svg:y="0cm" chart:style-name="ch3">
          <text:p/>
        </chart:subtitle>
        <chart:plot-area chart:style-name="ch4" chart:data-source-has-labels="both" svg:x="1.32cm" svg:y="1.299cm" svg:width="14.36cm" svg:height="6.55cm">
          <chart:coordinate-region svg:x="2.333cm" svg:y="1.501cm" svg:width="13.155cm" svg:height="5.695cm"/>
          <chart:axis chart:dimension="x" chart:name="primary-x" chart:style-name="ch5" chartooo:axis-type="auto">
            <chart:title svg:x="7.247cm" svg:y="8.028cm" chart:style-name="ch6">
              <text:p>Iiczba elementów</text:p>
            </chart:title>
            <chart:categories table:cell-range-address="local-table.$A$2:.$A$40"/>
          </chart:axis>
          <chart:axis chart:dimension="y" chart:name="primary-y" chart:style-name="ch7">
            <chart:title svg:x="0.451cm" svg:y="5.34cm" chart:style-name="ch8">
              <text:p>Czas [ms]</text:p>
            </chart:title>
            <chart:grid chart:style-name="ch9" chart:class="major"/>
          </chart:axis>
          <chart:series chart:style-name="ch10" chart:values-cell-range-address="local-table.$B$2:.$B$40" chart:label-cell-address="local-table.$B$1" chart:class="chart:scatter">
            <chart:data-point chart:repeated="3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zas</text:p>
              </table:table-cell>
            </table:table-row>
          </table:table-header-rows>
          <table:table-rows>
            <table:table-row>
              <table:table-cell office:value-type="string">
                <text:p>DivideConquerSequence</text:p>
              </table:table-cell>
              <table:table-cell office:value-type="float" office:value="0.00936">
                <text:p>0.00936</text:p>
              </table:table-cell>
            </table:table-row>
            <table:table-row>
              <table:table-cell office:value-type="string">
                <text:p/>
              </table:table-cell>
              <table:table-cell office:value-type="float" office:value="0.01046">
                <text:p>0.01046</text:p>
              </table:table-cell>
            </table:table-row>
            <table:table-row>
              <table:table-cell office:value-type="string">
                <text:p/>
              </table:table-cell>
              <table:table-cell office:value-type="float" office:value="0.0107">
                <text:p>0.0107</text:p>
              </table:table-cell>
            </table:table-row>
            <table:table-row>
              <table:table-cell office:value-type="string">
                <text:p/>
              </table:table-cell>
              <table:table-cell office:value-type="float" office:value="0.01326">
                <text:p>0.01326</text:p>
              </table:table-cell>
            </table:table-row>
            <table:table-row>
              <table:table-cell office:value-type="string">
                <text:p/>
              </table:table-cell>
              <table:table-cell office:value-type="float" office:value="0.0154">
                <text:p>0.0154</text:p>
              </table:table-cell>
            </table:table-row>
            <table:table-row>
              <table:table-cell office:value-type="string">
                <text:p/>
              </table:table-cell>
              <table:table-cell office:value-type="float" office:value="0.01606">
                <text:p>0.01606</text:p>
              </table:table-cell>
            </table:table-row>
            <table:table-row>
              <table:table-cell office:value-type="string">
                <text:p/>
              </table:table-cell>
              <table:table-cell office:value-type="float" office:value="0.01684">
                <text:p>0.01684</text:p>
              </table:table-cell>
            </table:table-row>
            <table:table-row>
              <table:table-cell office:value-type="string">
                <text:p/>
              </table:table-cell>
              <table:table-cell office:value-type="float" office:value="0.0181">
                <text:p>0.0181</text:p>
              </table:table-cell>
            </table:table-row>
            <table:table-row>
              <table:table-cell office:value-type="string">
                <text:p/>
              </table:table-cell>
              <table:table-cell office:value-type="float" office:value="0.01936">
                <text:p>0.01936</text:p>
              </table:table-cell>
            </table:table-row>
            <table:table-row>
              <table:table-cell office:value-type="string">
                <text:p/>
              </table:table-cell>
              <table:table-cell office:value-type="float" office:value="0.02066">
                <text:p>0.02066</text:p>
              </table:table-cell>
            </table:table-row>
            <table:table-row>
              <table:table-cell office:value-type="string">
                <text:p/>
              </table:table-cell>
              <table:table-cell office:value-type="float" office:value="0.02364">
                <text:p>0.02364</text:p>
              </table:table-cell>
            </table:table-row>
            <table:table-row>
              <table:table-cell office:value-type="string">
                <text:p/>
              </table:table-cell>
              <table:table-cell office:value-type="float" office:value="0.02378">
                <text:p>0.02378</text:p>
              </table:table-cell>
            </table:table-row>
            <table:table-row>
              <table:table-cell office:value-type="string">
                <text:p/>
              </table:table-cell>
              <table:table-cell office:value-type="float" office:value="0.04224">
                <text:p>0.04224</text:p>
              </table:table-cell>
            </table:table-row>
            <table:table-row>
              <table:table-cell office:value-type="string">
                <text:p/>
              </table:table-cell>
              <table:table-cell office:value-type="float" office:value="0.05896">
                <text:p>0.05896</text:p>
              </table:table-cell>
            </table:table-row>
            <table:table-row>
              <table:table-cell office:value-type="string">
                <text:p/>
              </table:table-cell>
              <table:table-cell office:value-type="float" office:value="0.10162">
                <text:p>0.10162</text:p>
              </table:table-cell>
            </table:table-row>
            <table:table-row>
              <table:table-cell office:value-type="string">
                <text:p/>
              </table:table-cell>
              <table:table-cell office:value-type="float" office:value="0.15596">
                <text:p>0.15596</text:p>
              </table:table-cell>
            </table:table-row>
            <table:table-row>
              <table:table-cell office:value-type="string">
                <text:p/>
              </table:table-cell>
              <table:table-cell office:value-type="float" office:value="0.19078">
                <text:p>0.19078</text:p>
              </table:table-cell>
            </table:table-row>
            <table:table-row>
              <table:table-cell office:value-type="string">
                <text:p/>
              </table:table-cell>
              <table:table-cell office:value-type="float" office:value="0.32032">
                <text:p>0.32032</text:p>
              </table:table-cell>
            </table:table-row>
            <table:table-row>
              <table:table-cell office:value-type="string">
                <text:p/>
              </table:table-cell>
              <table:table-cell office:value-type="float" office:value="0.47988">
                <text:p>0.47988</text:p>
              </table:table-cell>
            </table:table-row>
            <table:table-row>
              <table:table-cell office:value-type="string">
                <text:p/>
              </table:table-cell>
              <table:table-cell office:value-type="float" office:value="0.75466">
                <text:p>0.75466</text:p>
              </table:table-cell>
            </table:table-row>
            <table:table-row>
              <table:table-cell office:value-type="string">
                <text:p/>
              </table:table-cell>
              <table:table-cell office:value-type="float" office:value="1.47126">
                <text:p>1.47126</text:p>
              </table:table-cell>
            </table:table-row>
            <table:table-row>
              <table:table-cell office:value-type="string">
                <text:p/>
              </table:table-cell>
              <table:table-cell office:value-type="float" office:value="1.49846">
                <text:p>1.49846</text:p>
              </table:table-cell>
            </table:table-row>
            <table:table-row>
              <table:table-cell office:value-type="string">
                <text:p/>
              </table:table-cell>
              <table:table-cell office:value-type="float" office:value="2.43744">
                <text:p>2.43744</text:p>
              </table:table-cell>
            </table:table-row>
            <table:table-row>
              <table:table-cell office:value-type="string">
                <text:p/>
              </table:table-cell>
              <table:table-cell office:value-type="float" office:value="4.01252">
                <text:p>4.01252</text:p>
              </table:table-cell>
            </table:table-row>
            <table:table-row>
              <table:table-cell office:value-type="string">
                <text:p/>
              </table:table-cell>
              <table:table-cell office:value-type="float" office:value="5.61872">
                <text:p>5.61872</text:p>
              </table:table-cell>
            </table:table-row>
            <table:table-row>
              <table:table-cell office:value-type="string">
                <text:p/>
              </table:table-cell>
              <table:table-cell office:value-type="float" office:value="9.8068">
                <text:p>9.8068</text:p>
              </table:table-cell>
            </table:table-row>
            <table:table-row>
              <table:table-cell office:value-type="string">
                <text:p/>
              </table:table-cell>
              <table:table-cell office:value-type="float" office:value="13.19212">
                <text:p>13.19212</text:p>
              </table:table-cell>
            </table:table-row>
            <table:table-row>
              <table:table-cell office:value-type="string">
                <text:p/>
              </table:table-cell>
              <table:table-cell office:value-type="float" office:value="22.79844">
                <text:p>22.79844</text:p>
              </table:table-cell>
            </table:table-row>
            <table:table-row>
              <table:table-cell office:value-type="string">
                <text:p/>
              </table:table-cell>
              <table:table-cell office:value-type="float" office:value="29.73676">
                <text:p>29.73676</text:p>
              </table:table-cell>
            </table:table-row>
            <table:table-row>
              <table:table-cell office:value-type="string">
                <text:p/>
              </table:table-cell>
              <table:table-cell office:value-type="float" office:value="58.5422">
                <text:p>58.5422</text:p>
              </table:table-cell>
            </table:table-row>
            <table:table-row>
              <table:table-cell office:value-type="string">
                <text:p/>
              </table:table-cell>
              <table:table-cell office:value-type="float" office:value="72.2749">
                <text:p>72.2749</text:p>
              </table:table-cell>
            </table:table-row>
            <table:table-row>
              <table:table-cell office:value-type="string">
                <text:p/>
              </table:table-cell>
              <table:table-cell office:value-type="float" office:value="106.50968">
                <text:p>106.50968</text:p>
              </table:table-cell>
            </table:table-row>
            <table:table-row>
              <table:table-cell office:value-type="string">
                <text:p/>
              </table:table-cell>
              <table:table-cell office:value-type="float" office:value="182.26678">
                <text:p>182.26678</text:p>
              </table:table-cell>
            </table:table-row>
            <table:table-row>
              <table:table-cell office:value-type="string">
                <text:p/>
              </table:table-cell>
              <table:table-cell office:value-type="float" office:value="264.75636">
                <text:p>264.75636</text:p>
              </table:table-cell>
            </table:table-row>
            <table:table-row>
              <table:table-cell office:value-type="string">
                <text:p/>
              </table:table-cell>
              <table:table-cell office:value-type="float" office:value="449.87008">
                <text:p>449.87008</text:p>
              </table:table-cell>
            </table:table-row>
            <table:table-row>
              <table:table-cell office:value-type="string">
                <text:p/>
              </table:table-cell>
              <table:table-cell office:value-type="float" office:value="659.47262">
                <text:p>659.47262</text:p>
              </table:table-cell>
            </table:table-row>
            <table:table-row>
              <table:table-cell office:value-type="string">
                <text:p/>
              </table:table-cell>
              <table:table-cell office:value-type="float" office:value="970.22184">
                <text:p>970.22184</text:p>
              </table:table-cell>
            </table:table-row>
            <table:table-row>
              <table:table-cell office:value-type="string">
                <text:p/>
              </table:table-cell>
              <table:table-cell office:value-type="float" office:value="1408.0791">
                <text:p>1408.0791</text:p>
              </table:table-cell>
            </table:table-row>
            <table:table-row>
              <table:table-cell office:value-type="string">
                <text:p/>
              </table:table-cell>
              <table:table-cell office:value-type="float" office:value="2218.04088">
                <text:p>2218.04088</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office:automatic-styles>
  <office:body>
    <office:chart>
      <chart:chart svg:width="15.999cm" svg:height="8.999cm" xlink:href="." xlink:type="simple" chart:class="chart:scatter" chart:style-name="ch1">
        <chart:title svg:x="4.296cm" svg:y="0.315cm" chart:style-name="ch2">
          <text:p>Wykres czasu algorytmu zachłanna</text:p>
        </chart:title>
        <chart:subtitle svg:x="0cm" svg:y="0cm" chart:style-name="ch3">
          <text:p/>
        </chart:subtitle>
        <chart:plot-area chart:style-name="ch4" chart:data-source-has-labels="both" svg:x="1.32cm" svg:y="1.299cm" svg:width="14.36cm" svg:height="6.55cm">
          <chart:coordinate-region svg:x="1.952cm" svg:y="1.502cm" svg:width="12.964cm" svg:height="5.694cm"/>
          <chart:axis chart:dimension="x" chart:name="primary-x" chart:style-name="ch5" chartooo:axis-type="auto">
            <chart:title svg:x="7.247cm" svg:y="8.028cm" chart:style-name="ch6">
              <text:p>Iiczba elementów</text:p>
            </chart:title>
            <chart:categories table:cell-range-address="local-table.$A$2:.$A$40"/>
          </chart:axis>
          <chart:axis chart:dimension="y" chart:name="primary-y" chart:style-name="ch7">
            <chart:title svg:x="0.451cm" svg:y="5.34cm" chart:style-name="ch8">
              <text:p>Czas [ms]</text:p>
            </chart:title>
            <chart:grid chart:style-name="ch9" chart:class="major"/>
          </chart:axis>
          <chart:series chart:style-name="ch10" chart:values-cell-range-address="local-table.$C$2:.$C$40" chart:label-cell-address="local-table.$C$1" chart:class="chart:scatter">
            <chart:domain table:cell-range-address="local-table.$B$2:.$B$40"/>
            <chart:data-point chart:repeated="39"/>
          </chart:series>
          <chart:wall chart:style-name="ch11"/>
          <chart:floor chart:style-name="ch12"/>
        </chart:plot-area>
        <draw:frame draw:style-name="gr1" draw:text-style-name="P1" svg:width="0.999cm" svg:height="0.999cm" svg:x="0cm" svg:y="0cm">
          <draw:image xlink:href="Pictures/2000000600003E8100002329E808723B.svm" xlink:type="simple" xlink:show="embed" xlink:actuate="onLoad" draw:mime-type="image/x-svm">
            <text:p/>
          </draw:image>
          <draw:image xlink:href="Pictures/10000001000002F5000001AA26CCD5C6.png" xlink:type="simple" xlink:show="embed" xlink:actuate="onLoad" draw:mime-type="image/png"/>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czas</text:p>
              </table:table-cell>
            </table:table-row>
          </table:table-header-rows>
          <table:table-rows>
            <table:table-row>
              <table:table-cell office:value-type="float" office:value="73">
                <text:p>73</text:p>
              </table:table-cell>
              <table:table-cell office:value-type="float" office:value="73">
                <text:p>73</text:p>
              </table:table-cell>
              <table:table-cell office:value-type="float" office:value="0.00226">
                <text:p>0.00226</text:p>
              </table:table-cell>
            </table:table-row>
            <table:table-row>
              <table:table-cell office:value-type="float" office:value="109">
                <text:p>109</text:p>
              </table:table-cell>
              <table:table-cell office:value-type="float" office:value="109">
                <text:p>109</text:p>
              </table:table-cell>
              <table:table-cell office:value-type="float" office:value="0.00326">
                <text:p>0.00326</text:p>
              </table:table-cell>
            </table:table-row>
            <table:table-row>
              <table:table-cell office:value-type="float" office:value="49">
                <text:p>49</text:p>
              </table:table-cell>
              <table:table-cell office:value-type="float" office:value="49">
                <text:p>49</text:p>
              </table:table-cell>
              <table:table-cell office:value-type="float" office:value="0.00372">
                <text:p>0.00372</text:p>
              </table:table-cell>
            </table:table-row>
            <table:table-row>
              <table:table-cell office:value-type="float" office:value="10">
                <text:p>10</text:p>
              </table:table-cell>
              <table:table-cell office:value-type="float" office:value="10">
                <text:p>10</text:p>
              </table:table-cell>
              <table:table-cell office:value-type="float" office:value="0.00448">
                <text:p>0.00448</text:p>
              </table:table-cell>
            </table:table-row>
            <table:table-row>
              <table:table-cell office:value-type="float" office:value="366">
                <text:p>366</text:p>
              </table:table-cell>
              <table:table-cell office:value-type="float" office:value="366">
                <text:p>366</text:p>
              </table:table-cell>
              <table:table-cell office:value-type="float" office:value="0.00802">
                <text:p>0.00802</text:p>
              </table:table-cell>
            </table:table-row>
            <table:table-row>
              <table:table-cell office:value-type="float" office:value="163">
                <text:p>163</text:p>
              </table:table-cell>
              <table:table-cell office:value-type="float" office:value="163">
                <text:p>163</text:p>
              </table:table-cell>
              <table:table-cell office:value-type="float" office:value="0.0119">
                <text:p>0.0119</text:p>
              </table:table-cell>
            </table:table-row>
            <table:table-row>
              <table:table-cell office:value-type="float" office:value="15">
                <text:p>15</text:p>
              </table:table-cell>
              <table:table-cell office:value-type="float" office:value="15">
                <text:p>15</text:p>
              </table:table-cell>
              <table:table-cell office:value-type="float" office:value="0.0147">
                <text:p>0.0147</text:p>
              </table:table-cell>
            </table:table-row>
            <table:table-row>
              <table:table-cell office:value-type="float" office:value="22">
                <text:p>22</text:p>
              </table:table-cell>
              <table:table-cell office:value-type="float" office:value="22">
                <text:p>22</text:p>
              </table:table-cell>
              <table:table-cell office:value-type="float" office:value="0.0213">
                <text:p>0.0213</text:p>
              </table:table-cell>
            </table:table-row>
            <table:table-row>
              <table:table-cell office:value-type="float" office:value="549">
                <text:p>549</text:p>
              </table:table-cell>
              <table:table-cell office:value-type="float" office:value="549">
                <text:p>549</text:p>
              </table:table-cell>
              <table:table-cell office:value-type="float" office:value="0.02982">
                <text:p>0.02982</text:p>
              </table:table-cell>
            </table:table-row>
            <table:table-row>
              <table:table-cell office:value-type="float" office:value="244">
                <text:p>244</text:p>
              </table:table-cell>
              <table:table-cell office:value-type="float" office:value="244">
                <text:p>244</text:p>
              </table:table-cell>
              <table:table-cell office:value-type="float" office:value="0.03196">
                <text:p>0.03196</text:p>
              </table:table-cell>
            </table:table-row>
            <table:table-row>
              <table:table-cell office:value-type="float" office:value="33">
                <text:p>33</text:p>
              </table:table-cell>
              <table:table-cell office:value-type="float" office:value="33">
                <text:p>33</text:p>
              </table:table-cell>
              <table:table-cell office:value-type="float" office:value="0.04634">
                <text:p>0.04634</text:p>
              </table:table-cell>
            </table:table-row>
            <table:table-row>
              <table:table-cell office:value-type="float" office:value="823">
                <text:p>823</text:p>
              </table:table-cell>
              <table:table-cell office:value-type="float" office:value="823">
                <text:p>823</text:p>
              </table:table-cell>
              <table:table-cell office:value-type="float" office:value="0.05812">
                <text:p>0.05812</text:p>
              </table:table-cell>
            </table:table-row>
            <table:table-row>
              <table:table-cell office:value-type="float" office:value="1234">
                <text:p>1234</text:p>
              </table:table-cell>
              <table:table-cell office:value-type="float" office:value="1234">
                <text:p>1234</text:p>
              </table:table-cell>
              <table:table-cell office:value-type="float" office:value="0.066">
                <text:p>0.066</text:p>
              </table:table-cell>
            </table:table-row>
            <table:table-row>
              <table:table-cell office:value-type="float" office:value="1851">
                <text:p>1851</text:p>
              </table:table-cell>
              <table:table-cell office:value-type="float" office:value="1851">
                <text:p>1851</text:p>
              </table:table-cell>
              <table:table-cell office:value-type="float" office:value="0.06892">
                <text:p>0.06892</text:p>
              </table:table-cell>
            </table:table-row>
            <table:table-row>
              <table:table-cell office:value-type="float" office:value="2776">
                <text:p>2776</text:p>
              </table:table-cell>
              <table:table-cell office:value-type="float" office:value="2776">
                <text:p>2776</text:p>
              </table:table-cell>
              <table:table-cell office:value-type="float" office:value="0.09946">
                <text:p>0.09946</text:p>
              </table:table-cell>
            </table:table-row>
            <table:table-row>
              <table:table-cell office:value-type="float" office:value="4164">
                <text:p>4164</text:p>
              </table:table-cell>
              <table:table-cell office:value-type="float" office:value="4164">
                <text:p>4164</text:p>
              </table:table-cell>
              <table:table-cell office:value-type="float" office:value="0.10024">
                <text:p>0.10024</text:p>
              </table:table-cell>
            </table:table-row>
            <table:table-row>
              <table:table-cell office:value-type="float" office:value="6246">
                <text:p>6246</text:p>
              </table:table-cell>
              <table:table-cell office:value-type="float" office:value="6246">
                <text:p>6246</text:p>
              </table:table-cell>
              <table:table-cell office:value-type="float" office:value="0.10082">
                <text:p>0.10082</text:p>
              </table:table-cell>
            </table:table-row>
            <table:table-row>
              <table:table-cell office:value-type="float" office:value="9369">
                <text:p>9369</text:p>
              </table:table-cell>
              <table:table-cell office:value-type="float" office:value="9369">
                <text:p>9369</text:p>
              </table:table-cell>
              <table:table-cell office:value-type="float" office:value="0.11">
                <text:p>0.11</text:p>
              </table:table-cell>
            </table:table-row>
            <table:table-row>
              <table:table-cell office:value-type="float" office:value="14053">
                <text:p>14053</text:p>
              </table:table-cell>
              <table:table-cell office:value-type="float" office:value="14053">
                <text:p>14053</text:p>
              </table:table-cell>
              <table:table-cell office:value-type="float" office:value="0.15564">
                <text:p>0.15564</text:p>
              </table:table-cell>
            </table:table-row>
            <table:table-row>
              <table:table-cell office:value-type="float" office:value="21079">
                <text:p>21079</text:p>
              </table:table-cell>
              <table:table-cell office:value-type="float" office:value="21079">
                <text:p>21079</text:p>
              </table:table-cell>
              <table:table-cell office:value-type="float" office:value="0.1742">
                <text:p>0.1742</text:p>
              </table:table-cell>
            </table:table-row>
            <table:table-row>
              <table:table-cell office:value-type="float" office:value="31618">
                <text:p>31618</text:p>
              </table:table-cell>
              <table:table-cell office:value-type="float" office:value="31618">
                <text:p>31618</text:p>
              </table:table-cell>
              <table:table-cell office:value-type="float" office:value="0.2246">
                <text:p>0.2246</text:p>
              </table:table-cell>
            </table:table-row>
            <table:table-row>
              <table:table-cell office:value-type="float" office:value="47427">
                <text:p>47427</text:p>
              </table:table-cell>
              <table:table-cell office:value-type="float" office:value="47427">
                <text:p>47427</text:p>
              </table:table-cell>
              <table:table-cell office:value-type="float" office:value="0.22952">
                <text:p>0.22952</text:p>
              </table:table-cell>
            </table:table-row>
            <table:table-row>
              <table:table-cell office:value-type="float" office:value="71140">
                <text:p>71140</text:p>
              </table:table-cell>
              <table:table-cell office:value-type="float" office:value="71140">
                <text:p>71140</text:p>
              </table:table-cell>
              <table:table-cell office:value-type="float" office:value="0.2299">
                <text:p>0.2299</text:p>
              </table:table-cell>
            </table:table-row>
            <table:table-row>
              <table:table-cell office:value-type="float" office:value="106710">
                <text:p>106710</text:p>
              </table:table-cell>
              <table:table-cell office:value-type="float" office:value="106710">
                <text:p>106710</text:p>
              </table:table-cell>
              <table:table-cell office:value-type="float" office:value="0.34804">
                <text:p>0.34804</text:p>
              </table:table-cell>
            </table:table-row>
            <table:table-row>
              <table:table-cell office:value-type="float" office:value="160065">
                <text:p>160065</text:p>
              </table:table-cell>
              <table:table-cell office:value-type="float" office:value="160065">
                <text:p>160065</text:p>
              </table:table-cell>
              <table:table-cell office:value-type="float" office:value="0.40112">
                <text:p>0.40112</text:p>
              </table:table-cell>
            </table:table-row>
            <table:table-row>
              <table:table-cell office:value-type="float" office:value="240097">
                <text:p>240097</text:p>
              </table:table-cell>
              <table:table-cell office:value-type="float" office:value="240097">
                <text:p>240097</text:p>
              </table:table-cell>
              <table:table-cell office:value-type="float" office:value="0.51128">
                <text:p>0.51128</text:p>
              </table:table-cell>
            </table:table-row>
            <table:table-row>
              <table:table-cell office:value-type="float" office:value="360145">
                <text:p>360145</text:p>
              </table:table-cell>
              <table:table-cell office:value-type="float" office:value="360145">
                <text:p>360145</text:p>
              </table:table-cell>
              <table:table-cell office:value-type="float" office:value="0.6031">
                <text:p>0.6031</text:p>
              </table:table-cell>
            </table:table-row>
            <table:table-row>
              <table:table-cell office:value-type="float" office:value="540217">
                <text:p>540217</text:p>
              </table:table-cell>
              <table:table-cell office:value-type="float" office:value="540217">
                <text:p>540217</text:p>
              </table:table-cell>
              <table:table-cell office:value-type="float" office:value="0.83188">
                <text:p>0.83188</text:p>
              </table:table-cell>
            </table:table-row>
            <table:table-row>
              <table:table-cell office:value-type="float" office:value="810325">
                <text:p>810325</text:p>
              </table:table-cell>
              <table:table-cell office:value-type="float" office:value="810325">
                <text:p>810325</text:p>
              </table:table-cell>
              <table:table-cell office:value-type="float" office:value="1.26626">
                <text:p>1.26626</text:p>
              </table:table-cell>
            </table:table-row>
            <table:table-row>
              <table:table-cell office:value-type="float" office:value="1215487">
                <text:p>1215487</text:p>
              </table:table-cell>
              <table:table-cell office:value-type="float" office:value="1215487">
                <text:p>1215487</text:p>
              </table:table-cell>
              <table:table-cell office:value-type="float" office:value="2.89978">
                <text:p>2.89978</text:p>
              </table:table-cell>
            </table:table-row>
            <table:table-row>
              <table:table-cell office:value-type="float" office:value="1823230">
                <text:p>1823230</text:p>
              </table:table-cell>
              <table:table-cell office:value-type="float" office:value="1823230">
                <text:p>1823230</text:p>
              </table:table-cell>
              <table:table-cell office:value-type="float" office:value="2.9409">
                <text:p>2.9409</text:p>
              </table:table-cell>
            </table:table-row>
            <table:table-row>
              <table:table-cell office:value-type="float" office:value="2734845">
                <text:p>2734845</text:p>
              </table:table-cell>
              <table:table-cell office:value-type="float" office:value="2734845">
                <text:p>2734845</text:p>
              </table:table-cell>
              <table:table-cell office:value-type="float" office:value="4.57926">
                <text:p>4.57926</text:p>
              </table:table-cell>
            </table:table-row>
            <table:table-row>
              <table:table-cell office:value-type="float" office:value="4102267">
                <text:p>4102267</text:p>
              </table:table-cell>
              <table:table-cell office:value-type="float" office:value="4102267">
                <text:p>4102267</text:p>
              </table:table-cell>
              <table:table-cell office:value-type="float" office:value="6.44574">
                <text:p>6.44574</text:p>
              </table:table-cell>
            </table:table-row>
            <table:table-row>
              <table:table-cell office:value-type="float" office:value="6153400">
                <text:p>6153400</text:p>
              </table:table-cell>
              <table:table-cell office:value-type="float" office:value="6153400">
                <text:p>6153400</text:p>
              </table:table-cell>
              <table:table-cell office:value-type="float" office:value="9.60904">
                <text:p>9.60904</text:p>
              </table:table-cell>
            </table:table-row>
            <table:table-row>
              <table:table-cell office:value-type="float" office:value="9230100">
                <text:p>9230100</text:p>
              </table:table-cell>
              <table:table-cell office:value-type="float" office:value="9230100">
                <text:p>9230100</text:p>
              </table:table-cell>
              <table:table-cell office:value-type="float" office:value="22.21114">
                <text:p>22.21114</text:p>
              </table:table-cell>
            </table:table-row>
            <table:table-row>
              <table:table-cell office:value-type="float" office:value="13845150">
                <text:p>13845150</text:p>
              </table:table-cell>
              <table:table-cell office:value-type="float" office:value="13845150">
                <text:p>13845150</text:p>
              </table:table-cell>
              <table:table-cell office:value-type="float" office:value="28.37416">
                <text:p>28.37416</text:p>
              </table:table-cell>
            </table:table-row>
            <table:table-row>
              <table:table-cell office:value-type="float" office:value="20767725">
                <text:p>20767725</text:p>
              </table:table-cell>
              <table:table-cell office:value-type="float" office:value="20767725">
                <text:p>20767725</text:p>
              </table:table-cell>
              <table:table-cell office:value-type="float" office:value="40.13738">
                <text:p>40.13738</text:p>
              </table:table-cell>
            </table:table-row>
            <table:table-row>
              <table:table-cell office:value-type="float" office:value="31151587">
                <text:p>31151587</text:p>
              </table:table-cell>
              <table:table-cell office:value-type="float" office:value="31151587">
                <text:p>31151587</text:p>
              </table:table-cell>
              <table:table-cell office:value-type="float" office:value="55.17042">
                <text:p>55.17042</text:p>
              </table:table-cell>
            </table:table-row>
            <table:table-row>
              <table:table-cell office:value-type="float" office:value="46727380">
                <text:p>46727380</text:p>
              </table:table-cell>
              <table:table-cell office:value-type="float" office:value="46727380">
                <text:p>46727380</text:p>
              </table:table-cell>
              <table:table-cell office:value-type="float" office:value="85.11078">
                <text:p>85.11078</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diamond" chart:symbol-width="0.25cm" chart:symbol-height="0.25cm"/>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subtitle svg:x="0cm" svg:y="0cm" chart:style-name="ch2">
          <text:p/>
        </chart:subtitle>
        <chart:legend chart:legend-position="end" svg:x="11.349cm" svg:y="3.441cm" style:legend-expansion="high" chart:style-name="ch3"/>
        <chart:plot-area chart:style-name="ch4" chart:data-source-has-labels="both" svg:x="0.319cm" svg:y="0.179cm" svg:width="10.711cm" svg:height="8.641cm">
          <chart:coordinate-region svg:x="1.332cm" svg:y="0.381cm" svg:width="9.555cm" svg:height="6.69cm"/>
          <chart:axis chart:dimension="x" chart:name="primary-x" chart:style-name="ch5" chartooo:axis-type="auto">
            <chart:categories table:cell-range-address="local-table.$A$2:.$A$40"/>
          </chart:axis>
          <chart:axis chart:dimension="y" chart:name="primary-y" chart:style-name="ch6">
            <chart:grid chart:style-name="ch7" chart:class="major"/>
          </chart:axis>
          <chart:series chart:style-name="ch8" chart:values-cell-range-address="local-table.$C$2:.$C$40" chart:label-cell-address="local-table.$C$1" chart:class="chart:scatter">
            <chart:domain table:cell-range-address="local-table.$B$2:.$B$40"/>
            <chart:data-point chart:repeated="37"/>
            <chart:data-point chart:style-name="ch9"/>
            <chart:data-point/>
          </chart:series>
          <chart:series chart:style-name="ch10" chart:values-cell-range-address="local-table.$E$2:.$E$40" chart:label-cell-address="local-table.$E$1" chart:class="chart:scatter">
            <chart:domain table:cell-range-address="local-table.$D$2:.$D$40"/>
            <chart:data-point chart:repeated="39"/>
          </chart:series>
          <chart:series chart:style-name="ch11" chart:values-cell-range-address="local-table.$G$2:.$G$40" chart:label-cell-address="local-table.$G$1" chart:class="chart:scatter">
            <chart:domain table:cell-range-address="local-table.$F$2:.$F$40"/>
            <chart:data-point chart:repeated="39"/>
          </chart:series>
          <chart:series chart:style-name="ch12" chart:values-cell-range-address="local-table.$I$2:.$I$40" chart:label-cell-address="local-table.$I$1" chart:class="chart:scatter">
            <chart:domain table:cell-range-address="local-table.$H$2:.$H$40"/>
            <chart:data-point chart:repeated="39"/>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a1</text:p>
              </table:table-cell>
              <table:table-cell office:value-type="string">
                <text:p>DivideConquerSequence</text:p>
              </table:table-cell>
              <table:table-cell office:value-type="string">
                <text:p>Seria3</text:p>
              </table:table-cell>
              <table:table-cell office:value-type="string">
                <text:p>DynamicSequence</text:p>
              </table:table-cell>
              <table:table-cell office:value-type="string">
                <text:p>Seria5</text:p>
              </table:table-cell>
              <table:table-cell office:value-type="string">
                <text:p>GreedySequence</text:p>
              </table:table-cell>
              <table:table-cell office:value-type="string">
                <text:p>Seria7</text:p>
              </table:table-cell>
              <table:table-cell office:value-type="string">
                <text:p>NaiveSequence</text:p>
              </table:table-cell>
            </table:table-row>
          </table:table-header-rows>
          <table:table-rows>
            <table:table-row>
              <table:table-cell office:value-type="string">
                <text:p>DivideConquerSequence</text:p>
              </table:table-cell>
              <table:table-cell office:value-type="float" office:value="73">
                <text:p>73</text:p>
              </table:table-cell>
              <table:table-cell office:value-type="float" office:value="0.00936">
                <text:p>0.00936</text:p>
              </table:table-cell>
              <table:table-cell office:value-type="float" office:value="10">
                <text:p>10</text:p>
              </table:table-cell>
              <table:table-cell office:value-type="float" office:value="0.00796">
                <text:p>0.00796</text:p>
              </table:table-cell>
              <table:table-cell office:value-type="float" office:value="15">
                <text:p>15</text:p>
              </table:table-cell>
              <table:table-cell office:value-type="float" office:value="0.00226">
                <text:p>0.00226</text:p>
              </table:table-cell>
              <table:table-cell office:value-type="float" office:value="15">
                <text:p>15</text:p>
              </table:table-cell>
              <table:table-cell office:value-type="float" office:value="0.04522">
                <text:p>0.04522</text:p>
              </table:table-cell>
            </table:table-row>
            <table:table-row>
              <table:table-cell office:value-type="string">
                <text:p/>
              </table:table-cell>
              <table:table-cell office:value-type="float" office:value="109">
                <text:p>109</text:p>
              </table:table-cell>
              <table:table-cell office:value-type="float" office:value="0.01046">
                <text:p>0.01046</text:p>
              </table:table-cell>
              <table:table-cell office:value-type="float" office:value="15">
                <text:p>15</text:p>
              </table:table-cell>
              <table:table-cell office:value-type="float" office:value="0.0165">
                <text:p>0.0165</text:p>
              </table:table-cell>
              <table:table-cell office:value-type="float" office:value="10">
                <text:p>10</text:p>
              </table:table-cell>
              <table:table-cell office:value-type="float" office:value="0.00326">
                <text:p>0.00326</text:p>
              </table:table-cell>
              <table:table-cell office:value-type="float" office:value="22">
                <text:p>22</text:p>
              </table:table-cell>
              <table:table-cell office:value-type="float" office:value="0.12472">
                <text:p>0.12472</text:p>
              </table:table-cell>
            </table:table-row>
            <table:table-row>
              <table:table-cell office:value-type="string">
                <text:p/>
              </table:table-cell>
              <table:table-cell office:value-type="float" office:value="49">
                <text:p>49</text:p>
              </table:table-cell>
              <table:table-cell office:value-type="float" office:value="0.0107">
                <text:p>0.0107</text:p>
              </table:table-cell>
              <table:table-cell office:value-type="float" office:value="22">
                <text:p>22</text:p>
              </table:table-cell>
              <table:table-cell office:value-type="float" office:value="0.0227">
                <text:p>0.0227</text:p>
              </table:table-cell>
              <table:table-cell office:value-type="float" office:value="22">
                <text:p>22</text:p>
              </table:table-cell>
              <table:table-cell office:value-type="float" office:value="0.00372">
                <text:p>0.00372</text:p>
              </table:table-cell>
              <table:table-cell office:value-type="float" office:value="10">
                <text:p>10</text:p>
              </table:table-cell>
              <table:table-cell office:value-type="float" office:value="0.15172">
                <text:p>0.15172</text:p>
              </table:table-cell>
            </table:table-row>
            <table:table-row>
              <table:table-cell office:value-type="string">
                <text:p/>
              </table:table-cell>
              <table:table-cell office:value-type="float" office:value="10">
                <text:p>10</text:p>
              </table:table-cell>
              <table:table-cell office:value-type="float" office:value="0.01326">
                <text:p>0.01326</text:p>
              </table:table-cell>
              <table:table-cell office:value-type="float" office:value="33">
                <text:p>33</text:p>
              </table:table-cell>
              <table:table-cell office:value-type="float" office:value="0.05724">
                <text:p>0.05724</text:p>
              </table:table-cell>
              <table:table-cell office:value-type="float" office:value="33">
                <text:p>33</text:p>
              </table:table-cell>
              <table:table-cell office:value-type="float" office:value="0.00448">
                <text:p>0.00448</text:p>
              </table:table-cell>
              <table:table-cell office:value-type="float" office:value="49">
                <text:p>49</text:p>
              </table:table-cell>
              <table:table-cell office:value-type="float" office:value="0.33094">
                <text:p>0.33094</text:p>
              </table:table-cell>
            </table:table-row>
            <table:table-row>
              <table:table-cell office:value-type="string">
                <text:p/>
              </table:table-cell>
              <table:table-cell office:value-type="float" office:value="366">
                <text:p>366</text:p>
              </table:table-cell>
              <table:table-cell office:value-type="float" office:value="0.0154">
                <text:p>0.0154</text:p>
              </table:table-cell>
              <table:table-cell office:value-type="float" office:value="366">
                <text:p>366</text:p>
              </table:table-cell>
              <table:table-cell office:value-type="float" office:value="0.09224">
                <text:p>0.09224</text:p>
              </table:table-cell>
              <table:table-cell office:value-type="float" office:value="49">
                <text:p>49</text:p>
              </table:table-cell>
              <table:table-cell office:value-type="float" office:value="0.00802">
                <text:p>0.00802</text:p>
              </table:table-cell>
              <table:table-cell office:value-type="float" office:value="33">
                <text:p>33</text:p>
              </table:table-cell>
              <table:table-cell office:value-type="float" office:value="0.38314">
                <text:p>0.38314</text:p>
              </table:table-cell>
            </table:table-row>
            <table:table-row>
              <table:table-cell office:value-type="string">
                <text:p/>
              </table:table-cell>
              <table:table-cell office:value-type="float" office:value="163">
                <text:p>163</text:p>
              </table:table-cell>
              <table:table-cell office:value-type="float" office:value="0.01606">
                <text:p>0.01606</text:p>
              </table:table-cell>
              <table:table-cell office:value-type="float" office:value="49">
                <text:p>49</text:p>
              </table:table-cell>
              <table:table-cell office:value-type="float" office:value="0.12664">
                <text:p>0.12664</text:p>
              </table:table-cell>
              <table:table-cell office:value-type="float" office:value="73">
                <text:p>73</text:p>
              </table:table-cell>
              <table:table-cell office:value-type="float" office:value="0.0119">
                <text:p>0.0119</text:p>
              </table:table-cell>
              <table:table-cell office:value-type="float" office:value="73">
                <text:p>73</text:p>
              </table:table-cell>
              <table:table-cell office:value-type="float" office:value="0.42786">
                <text:p>0.42786</text:p>
              </table:table-cell>
            </table:table-row>
            <table:table-row>
              <table:table-cell office:value-type="string">
                <text:p/>
              </table:table-cell>
              <table:table-cell office:value-type="float" office:value="15">
                <text:p>15</text:p>
              </table:table-cell>
              <table:table-cell office:value-type="float" office:value="0.01684">
                <text:p>0.01684</text:p>
              </table:table-cell>
              <table:table-cell office:value-type="float" office:value="244">
                <text:p>244</text:p>
              </table:table-cell>
              <table:table-cell office:value-type="float" office:value="0.20574">
                <text:p>0.20574</text:p>
              </table:table-cell>
              <table:table-cell office:value-type="float" office:value="109">
                <text:p>109</text:p>
              </table:table-cell>
              <table:table-cell office:value-type="float" office:value="0.0147">
                <text:p>0.0147</text:p>
              </table:table-cell>
              <table:table-cell office:value-type="float" office:value="163">
                <text:p>163</text:p>
              </table:table-cell>
              <table:table-cell office:value-type="float" office:value="0.43384">
                <text:p>0.43384</text:p>
              </table:table-cell>
            </table:table-row>
            <table:table-row>
              <table:table-cell office:value-type="string">
                <text:p/>
              </table:table-cell>
              <table:table-cell office:value-type="float" office:value="22">
                <text:p>22</text:p>
              </table:table-cell>
              <table:table-cell office:value-type="float" office:value="0.0181">
                <text:p>0.0181</text:p>
              </table:table-cell>
              <table:table-cell office:value-type="float" office:value="73">
                <text:p>73</text:p>
              </table:table-cell>
              <table:table-cell office:value-type="float" office:value="0.25532">
                <text:p>0.25532</text:p>
              </table:table-cell>
              <table:table-cell office:value-type="float" office:value="163">
                <text:p>163</text:p>
              </table:table-cell>
              <table:table-cell office:value-type="float" office:value="0.0213">
                <text:p>0.0213</text:p>
              </table:table-cell>
              <table:table-cell office:value-type="float" office:value="109">
                <text:p>109</text:p>
              </table:table-cell>
              <table:table-cell office:value-type="float" office:value="0.51964">
                <text:p>0.51964</text:p>
              </table:table-cell>
            </table:table-row>
            <table:table-row>
              <table:table-cell office:value-type="string">
                <text:p/>
              </table:table-cell>
              <table:table-cell office:value-type="float" office:value="549">
                <text:p>549</text:p>
              </table:table-cell>
              <table:table-cell office:value-type="float" office:value="0.01936">
                <text:p>0.01936</text:p>
              </table:table-cell>
              <table:table-cell office:value-type="float" office:value="549">
                <text:p>549</text:p>
              </table:table-cell>
              <table:table-cell office:value-type="float" office:value="0.26988">
                <text:p>0.26988</text:p>
              </table:table-cell>
              <table:table-cell office:value-type="float" office:value="244">
                <text:p>244</text:p>
              </table:table-cell>
              <table:table-cell office:value-type="float" office:value="0.02982">
                <text:p>0.02982</text:p>
              </table:table-cell>
              <table:table-cell office:value-type="float" office:value="244">
                <text:p>244</text:p>
              </table:table-cell>
              <table:table-cell office:value-type="float" office:value="1.44846">
                <text:p>1.44846</text:p>
              </table:table-cell>
            </table:table-row>
            <table:table-row>
              <table:table-cell office:value-type="string">
                <text:p/>
              </table:table-cell>
              <table:table-cell office:value-type="float" office:value="244">
                <text:p>244</text:p>
              </table:table-cell>
              <table:table-cell office:value-type="float" office:value="0.02066">
                <text:p>0.02066</text:p>
              </table:table-cell>
              <table:table-cell office:value-type="float" office:value="163">
                <text:p>163</text:p>
              </table:table-cell>
              <table:table-cell office:value-type="float" office:value="0.29538">
                <text:p>0.29538</text:p>
              </table:table-cell>
              <table:table-cell office:value-type="float" office:value="21079">
                <text:p>21079</text:p>
              </table:table-cell>
              <table:table-cell office:value-type="float" office:value="0.03196">
                <text:p>0.03196</text:p>
              </table:table-cell>
              <table:table-cell office:value-type="float" office:value="366">
                <text:p>366</text:p>
              </table:table-cell>
              <table:table-cell office:value-type="float" office:value="4.75932">
                <text:p>4.75932</text:p>
              </table:table-cell>
            </table:table-row>
            <table:table-row>
              <table:table-cell office:value-type="string">
                <text:p/>
              </table:table-cell>
              <table:table-cell office:value-type="float" office:value="33">
                <text:p>33</text:p>
              </table:table-cell>
              <table:table-cell office:value-type="float" office:value="0.02364">
                <text:p>0.02364</text:p>
              </table:table-cell>
              <table:table-cell office:value-type="float" office:value="823">
                <text:p>823</text:p>
              </table:table-cell>
              <table:table-cell office:value-type="float" office:value="0.47066">
                <text:p>0.47066</text:p>
              </table:table-cell>
              <table:table-cell office:value-type="float" office:value="366">
                <text:p>366</text:p>
              </table:table-cell>
              <table:table-cell office:value-type="float" office:value="0.04634">
                <text:p>0.04634</text:p>
              </table:table-cell>
              <table:table-cell office:value-type="float" office:value="549">
                <text:p>549</text:p>
              </table:table-cell>
              <table:table-cell office:value-type="float" office:value="16.5603">
                <text:p>16.5603</text:p>
              </table:table-cell>
            </table:table-row>
            <table:table-row>
              <table:table-cell office:value-type="string">
                <text:p/>
              </table:table-cell>
              <table:table-cell office:value-type="float" office:value="823">
                <text:p>823</text:p>
              </table:table-cell>
              <table:table-cell office:value-type="float" office:value="0.02378">
                <text:p>0.02378</text:p>
              </table:table-cell>
              <table:table-cell office:value-type="float" office:value="109">
                <text:p>109</text:p>
              </table:table-cell>
              <table:table-cell office:value-type="float" office:value="0.52508">
                <text:p>0.52508</text:p>
              </table:table-cell>
              <table:table-cell office:value-type="float" office:value="31618">
                <text:p>31618</text:p>
              </table:table-cell>
              <table:table-cell office:value-type="float" office:value="0.05812">
                <text:p>0.05812</text:p>
              </table:table-cell>
              <table:table-cell office:value-type="float" office:value="823">
                <text:p>823</text:p>
              </table:table-cell>
              <table:table-cell office:value-type="float" office:value="53.007">
                <text:p>53.007</text:p>
              </table:table-cell>
            </table:table-row>
            <table:table-row>
              <table:table-cell office:value-type="string">
                <text:p/>
              </table:table-cell>
              <table:table-cell office:value-type="float" office:value="1234">
                <text:p>1234</text:p>
              </table:table-cell>
              <table:table-cell office:value-type="float" office:value="0.04224">
                <text:p>0.04224</text:p>
              </table:table-cell>
              <table:table-cell office:value-type="float" office:value="1234">
                <text:p>1234</text:p>
              </table:table-cell>
              <table:table-cell office:value-type="float" office:value="1.022">
                <text:p>1.022</text:p>
              </table:table-cell>
              <table:table-cell office:value-type="float" office:value="549">
                <text:p>549</text:p>
              </table:table-cell>
              <table:table-cell office:value-type="float" office:value="0.066">
                <text:p>0.066</text:p>
              </table:table-cell>
              <table:table-cell office:value-type="float" office:value="1234">
                <text:p>1234</text:p>
              </table:table-cell>
              <table:table-cell office:value-type="float" office:value="172.6387">
                <text:p>172.6387</text:p>
              </table:table-cell>
            </table:table-row>
            <table:table-row>
              <table:table-cell office:value-type="string">
                <text:p/>
              </table:table-cell>
              <table:table-cell office:value-type="float" office:value="1851">
                <text:p>1851</text:p>
              </table:table-cell>
              <table:table-cell office:value-type="float" office:value="0.05896">
                <text:p>0.05896</text:p>
              </table:table-cell>
              <table:table-cell office:value-type="float" office:value="1851">
                <text:p>1851</text:p>
              </table:table-cell>
              <table:table-cell office:value-type="float" office:value="2.43814">
                <text:p>2.43814</text:p>
              </table:table-cell>
              <table:table-cell office:value-type="float" office:value="47427">
                <text:p>47427</text:p>
              </table:table-cell>
              <table:table-cell office:value-type="float" office:value="0.06892">
                <text:p>0.06892</text:p>
              </table:table-cell>
              <table:table-cell office:value-type="float" office:value="1851">
                <text:p>1851</text:p>
              </table:table-cell>
              <table:table-cell office:value-type="float" office:value="582.13128">
                <text:p>582.13128</text:p>
              </table:table-cell>
            </table:table-row>
            <table:table-row>
              <table:table-cell office:value-type="string">
                <text:p/>
              </table:table-cell>
              <table:table-cell office:value-type="float" office:value="2776">
                <text:p>2776</text:p>
              </table:table-cell>
              <table:table-cell office:value-type="float" office:value="0.10162">
                <text:p>0.10162</text:p>
              </table:table-cell>
              <table:table-cell office:value-type="float" office:value="2776">
                <text:p>2776</text:p>
              </table:table-cell>
              <table:table-cell office:value-type="float" office:value="5.757">
                <text:p>5.757</text:p>
              </table:table-cell>
              <table:table-cell office:value-type="float" office:value="6246">
                <text:p>6246</text:p>
              </table:table-cell>
              <table:table-cell office:value-type="float" office:value="0.09946">
                <text:p>0.09946</text:p>
              </table:table-cell>
              <table:table-cell office:value-type="float" office:value="2776">
                <text:p>2776</text:p>
              </table:table-cell>
              <table:table-cell office:value-type="float" office:value="2016.58244">
                <text:p>2016.58244</text:p>
              </table:table-cell>
            </table:table-row>
            <table:table-row>
              <table:table-cell office:value-type="string">
                <text:p/>
              </table:table-cell>
              <table:table-cell office:value-type="float" office:value="4164">
                <text:p>4164</text:p>
              </table:table-cell>
              <table:table-cell office:value-type="float" office:value="0.15596">
                <text:p>0.15596</text:p>
              </table:table-cell>
              <table:table-cell office:value-type="float" office:value="4164">
                <text:p>4164</text:p>
              </table:table-cell>
              <table:table-cell office:value-type="float" office:value="12.45778">
                <text:p>12.45778</text:p>
              </table:table-cell>
              <table:table-cell office:value-type="float" office:value="823">
                <text:p>823</text:p>
              </table:table-cell>
              <table:table-cell office:value-type="float" office:value="0.10024">
                <text:p>0.1002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246">
                <text:p>6246</text:p>
              </table:table-cell>
              <table:table-cell office:value-type="float" office:value="0.19078">
                <text:p>0.19078</text:p>
              </table:table-cell>
              <table:table-cell office:value-type="float" office:value="6246">
                <text:p>6246</text:p>
              </table:table-cell>
              <table:table-cell office:value-type="float" office:value="27.36052">
                <text:p>27.36052</text:p>
              </table:table-cell>
              <table:table-cell office:value-type="float" office:value="71140">
                <text:p>71140</text:p>
              </table:table-cell>
              <table:table-cell office:value-type="float" office:value="0.10082">
                <text:p>0.1008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9369">
                <text:p>9369</text:p>
              </table:table-cell>
              <table:table-cell office:value-type="float" office:value="0.32032">
                <text:p>0.32032</text:p>
              </table:table-cell>
              <table:table-cell office:value-type="float" office:value="9369">
                <text:p>9369</text:p>
              </table:table-cell>
              <table:table-cell office:value-type="float" office:value="63.22054">
                <text:p>63.22054</text:p>
              </table:table-cell>
              <table:table-cell office:value-type="float" office:value="9369">
                <text:p>9369</text:p>
              </table:table-cell>
              <table:table-cell office:value-type="float" office:value="0.11">
                <text:p>0.1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4053">
                <text:p>14053</text:p>
              </table:table-cell>
              <table:table-cell office:value-type="float" office:value="0.47988">
                <text:p>0.47988</text:p>
              </table:table-cell>
              <table:table-cell office:value-type="float" office:value="14053">
                <text:p>14053</text:p>
              </table:table-cell>
              <table:table-cell office:value-type="float" office:value="140.60492">
                <text:p>140.60492</text:p>
              </table:table-cell>
              <table:table-cell office:value-type="float" office:value="1234">
                <text:p>1234</text:p>
              </table:table-cell>
              <table:table-cell office:value-type="float" office:value="0.15564">
                <text:p>0.1556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1079">
                <text:p>21079</text:p>
              </table:table-cell>
              <table:table-cell office:value-type="float" office:value="0.75466">
                <text:p>0.75466</text:p>
              </table:table-cell>
              <table:table-cell office:value-type="float" office:value="21079">
                <text:p>21079</text:p>
              </table:table-cell>
              <table:table-cell office:value-type="float" office:value="302.42236">
                <text:p>302.42236</text:p>
              </table:table-cell>
              <table:table-cell office:value-type="float" office:value="106710">
                <text:p>106710</text:p>
              </table:table-cell>
              <table:table-cell office:value-type="float" office:value="0.1742">
                <text:p>0.174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1618">
                <text:p>31618</text:p>
              </table:table-cell>
              <table:table-cell office:value-type="float" office:value="1.47126">
                <text:p>1.47126</text:p>
              </table:table-cell>
              <table:table-cell office:value-type="float" office:value="31618">
                <text:p>31618</text:p>
              </table:table-cell>
              <table:table-cell office:value-type="float" office:value="681.80434">
                <text:p>681.80434</text:p>
              </table:table-cell>
              <table:table-cell office:value-type="float" office:value="1851">
                <text:p>1851</text:p>
              </table:table-cell>
              <table:table-cell office:value-type="float" office:value="0.2246">
                <text:p>0.224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7427">
                <text:p>47427</text:p>
              </table:table-cell>
              <table:table-cell office:value-type="float" office:value="1.49846">
                <text:p>1.49846</text:p>
              </table:table-cell>
              <table:table-cell office:value-type="float" office:value="47427">
                <text:p>47427</text:p>
              </table:table-cell>
              <table:table-cell office:value-type="float" office:value="1548.58266">
                <text:p>1548.58266</text:p>
              </table:table-cell>
              <table:table-cell office:value-type="float" office:value="14053">
                <text:p>14053</text:p>
              </table:table-cell>
              <table:table-cell office:value-type="float" office:value="0.22952">
                <text:p>0.2295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71140">
                <text:p>71140</text:p>
              </table:table-cell>
              <table:table-cell office:value-type="float" office:value="2.43744">
                <text:p>2.43744</text:p>
              </table:table-cell>
              <table:table-cell office:value-type="float" office:value="NaN">
                <text:p>NaN</text:p>
              </table:table-cell>
              <table:table-cell office:value-type="float" office:value="NaN">
                <text:p>NaN</text:p>
              </table:table-cell>
              <table:table-cell office:value-type="float" office:value="160065">
                <text:p>160065</text:p>
              </table:table-cell>
              <table:table-cell office:value-type="float" office:value="0.2299">
                <text:p>0.2299</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06710">
                <text:p>106710</text:p>
              </table:table-cell>
              <table:table-cell office:value-type="float" office:value="4.01252">
                <text:p>4.01252</text:p>
              </table:table-cell>
              <table:table-cell office:value-type="float" office:value="NaN">
                <text:p>NaN</text:p>
              </table:table-cell>
              <table:table-cell office:value-type="float" office:value="NaN">
                <text:p>NaN</text:p>
              </table:table-cell>
              <table:table-cell office:value-type="float" office:value="240097">
                <text:p>240097</text:p>
              </table:table-cell>
              <table:table-cell office:value-type="float" office:value="0.34804">
                <text:p>0.3480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60065">
                <text:p>160065</text:p>
              </table:table-cell>
              <table:table-cell office:value-type="float" office:value="5.61872">
                <text:p>5.61872</text:p>
              </table:table-cell>
              <table:table-cell office:value-type="float" office:value="NaN">
                <text:p>NaN</text:p>
              </table:table-cell>
              <table:table-cell office:value-type="float" office:value="NaN">
                <text:p>NaN</text:p>
              </table:table-cell>
              <table:table-cell office:value-type="float" office:value="2776">
                <text:p>2776</text:p>
              </table:table-cell>
              <table:table-cell office:value-type="float" office:value="0.40112">
                <text:p>0.401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40097">
                <text:p>240097</text:p>
              </table:table-cell>
              <table:table-cell office:value-type="float" office:value="9.8068">
                <text:p>9.8068</text:p>
              </table:table-cell>
              <table:table-cell office:value-type="float" office:value="NaN">
                <text:p>NaN</text:p>
              </table:table-cell>
              <table:table-cell office:value-type="float" office:value="NaN">
                <text:p>NaN</text:p>
              </table:table-cell>
              <table:table-cell office:value-type="float" office:value="360145">
                <text:p>360145</text:p>
              </table:table-cell>
              <table:table-cell office:value-type="float" office:value="0.51128">
                <text:p>0.5112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60145">
                <text:p>360145</text:p>
              </table:table-cell>
              <table:table-cell office:value-type="float" office:value="13.19212">
                <text:p>13.19212</text:p>
              </table:table-cell>
              <table:table-cell office:value-type="float" office:value="NaN">
                <text:p>NaN</text:p>
              </table:table-cell>
              <table:table-cell office:value-type="float" office:value="NaN">
                <text:p>NaN</text:p>
              </table:table-cell>
              <table:table-cell office:value-type="float" office:value="4164">
                <text:p>4164</text:p>
              </table:table-cell>
              <table:table-cell office:value-type="float" office:value="0.6031">
                <text:p>0.603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40217">
                <text:p>540217</text:p>
              </table:table-cell>
              <table:table-cell office:value-type="float" office:value="22.79844">
                <text:p>22.79844</text:p>
              </table:table-cell>
              <table:table-cell office:value-type="float" office:value="NaN">
                <text:p>NaN</text:p>
              </table:table-cell>
              <table:table-cell office:value-type="float" office:value="NaN">
                <text:p>NaN</text:p>
              </table:table-cell>
              <table:table-cell office:value-type="float" office:value="540217">
                <text:p>540217</text:p>
              </table:table-cell>
              <table:table-cell office:value-type="float" office:value="0.83188">
                <text:p>0.8318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810325">
                <text:p>810325</text:p>
              </table:table-cell>
              <table:table-cell office:value-type="float" office:value="29.73676">
                <text:p>29.73676</text:p>
              </table:table-cell>
              <table:table-cell office:value-type="float" office:value="NaN">
                <text:p>NaN</text:p>
              </table:table-cell>
              <table:table-cell office:value-type="float" office:value="NaN">
                <text:p>NaN</text:p>
              </table:table-cell>
              <table:table-cell office:value-type="float" office:value="810325">
                <text:p>810325</text:p>
              </table:table-cell>
              <table:table-cell office:value-type="float" office:value="1.26626">
                <text:p>1.2662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215487">
                <text:p>1215487</text:p>
              </table:table-cell>
              <table:table-cell office:value-type="float" office:value="58.5422">
                <text:p>58.5422</text:p>
              </table:table-cell>
              <table:table-cell office:value-type="float" office:value="NaN">
                <text:p>NaN</text:p>
              </table:table-cell>
              <table:table-cell office:value-type="float" office:value="NaN">
                <text:p>NaN</text:p>
              </table:table-cell>
              <table:table-cell office:value-type="float" office:value="1215487">
                <text:p>1215487</text:p>
              </table:table-cell>
              <table:table-cell office:value-type="float" office:value="2.89978">
                <text:p>2.8997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823230">
                <text:p>1823230</text:p>
              </table:table-cell>
              <table:table-cell office:value-type="float" office:value="72.2749">
                <text:p>72.2749</text:p>
              </table:table-cell>
              <table:table-cell office:value-type="float" office:value="NaN">
                <text:p>NaN</text:p>
              </table:table-cell>
              <table:table-cell office:value-type="float" office:value="NaN">
                <text:p>NaN</text:p>
              </table:table-cell>
              <table:table-cell office:value-type="float" office:value="1823230">
                <text:p>1823230</text:p>
              </table:table-cell>
              <table:table-cell office:value-type="float" office:value="2.9409">
                <text:p>2.9409</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734845">
                <text:p>2734845</text:p>
              </table:table-cell>
              <table:table-cell office:value-type="float" office:value="106.50968">
                <text:p>106.50968</text:p>
              </table:table-cell>
              <table:table-cell office:value-type="float" office:value="NaN">
                <text:p>NaN</text:p>
              </table:table-cell>
              <table:table-cell office:value-type="float" office:value="NaN">
                <text:p>NaN</text:p>
              </table:table-cell>
              <table:table-cell office:value-type="float" office:value="2734845">
                <text:p>2734845</text:p>
              </table:table-cell>
              <table:table-cell office:value-type="float" office:value="4.57926">
                <text:p>4.5792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102267">
                <text:p>4102267</text:p>
              </table:table-cell>
              <table:table-cell office:value-type="float" office:value="182.26678">
                <text:p>182.26678</text:p>
              </table:table-cell>
              <table:table-cell office:value-type="float" office:value="NaN">
                <text:p>NaN</text:p>
              </table:table-cell>
              <table:table-cell office:value-type="float" office:value="NaN">
                <text:p>NaN</text:p>
              </table:table-cell>
              <table:table-cell office:value-type="float" office:value="4102267">
                <text:p>4102267</text:p>
              </table:table-cell>
              <table:table-cell office:value-type="float" office:value="6.44574">
                <text:p>6.4457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153400">
                <text:p>6153400</text:p>
              </table:table-cell>
              <table:table-cell office:value-type="float" office:value="264.75636">
                <text:p>264.75636</text:p>
              </table:table-cell>
              <table:table-cell office:value-type="float" office:value="NaN">
                <text:p>NaN</text:p>
              </table:table-cell>
              <table:table-cell office:value-type="float" office:value="NaN">
                <text:p>NaN</text:p>
              </table:table-cell>
              <table:table-cell office:value-type="float" office:value="6153400">
                <text:p>6153400</text:p>
              </table:table-cell>
              <table:table-cell office:value-type="float" office:value="9.60904">
                <text:p>9.6090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9230100">
                <text:p>9230100</text:p>
              </table:table-cell>
              <table:table-cell office:value-type="float" office:value="449.87008">
                <text:p>449.87008</text:p>
              </table:table-cell>
              <table:table-cell office:value-type="float" office:value="NaN">
                <text:p>NaN</text:p>
              </table:table-cell>
              <table:table-cell office:value-type="float" office:value="NaN">
                <text:p>NaN</text:p>
              </table:table-cell>
              <table:table-cell office:value-type="float" office:value="9230100">
                <text:p>9230100</text:p>
              </table:table-cell>
              <table:table-cell office:value-type="float" office:value="22.21114">
                <text:p>22.2111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3845150">
                <text:p>13845150</text:p>
              </table:table-cell>
              <table:table-cell office:value-type="float" office:value="659.47262">
                <text:p>659.47262</text:p>
              </table:table-cell>
              <table:table-cell office:value-type="float" office:value="NaN">
                <text:p>NaN</text:p>
              </table:table-cell>
              <table:table-cell office:value-type="float" office:value="NaN">
                <text:p>NaN</text:p>
              </table:table-cell>
              <table:table-cell office:value-type="float" office:value="13845150">
                <text:p>13845150</text:p>
              </table:table-cell>
              <table:table-cell office:value-type="float" office:value="28.37416">
                <text:p>28.3741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767725">
                <text:p>20767725</text:p>
              </table:table-cell>
              <table:table-cell office:value-type="float" office:value="970.22184">
                <text:p>970.22184</text:p>
              </table:table-cell>
              <table:table-cell office:value-type="float" office:value="NaN">
                <text:p>NaN</text:p>
              </table:table-cell>
              <table:table-cell office:value-type="float" office:value="NaN">
                <text:p>NaN</text:p>
              </table:table-cell>
              <table:table-cell office:value-type="float" office:value="20767725">
                <text:p>20767725</text:p>
              </table:table-cell>
              <table:table-cell office:value-type="float" office:value="40.13738">
                <text:p>40.1373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1151587">
                <text:p>31151587</text:p>
              </table:table-cell>
              <table:table-cell office:value-type="float" office:value="1408.0791">
                <text:p>1408.0791</text:p>
              </table:table-cell>
              <table:table-cell office:value-type="float" office:value="NaN">
                <text:p>NaN</text:p>
              </table:table-cell>
              <table:table-cell office:value-type="float" office:value="NaN">
                <text:p>NaN</text:p>
              </table:table-cell>
              <table:table-cell office:value-type="float" office:value="31151587">
                <text:p>31151587</text:p>
              </table:table-cell>
              <table:table-cell office:value-type="float" office:value="55.17042">
                <text:p>55.1704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6727380">
                <text:p>46727380</text:p>
              </table:table-cell>
              <table:table-cell office:value-type="float" office:value="2218.04088">
                <text:p>2218.04088</text:p>
              </table:table-cell>
              <table:table-cell office:value-type="float" office:value="NaN">
                <text:p>NaN</text:p>
              </table:table-cell>
              <table:table-cell office:value-type="float" office:value="NaN">
                <text:p>NaN</text:p>
              </table:table-cell>
              <table:table-cell office:value-type="float" office:value="46727380">
                <text:p>46727380</text:p>
              </table:table-cell>
              <table:table-cell office:value-type="float" office:value="85.11078">
                <text:p>85.1107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